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86.2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64.01pt"/>
    </style:style>
    <style:style style:name="ro3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fo:padding-bottom="1.39pt" fo:padding-left="0.99pt" fo:padding-right="0.99pt" fo:padding-top="1.39pt"/>
    </style:style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elle" table:style-name="ta1" table:print="false">
        <table:table-column table:style-name="co3" table:default-cell-style-name="ce2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2">
          <table:table-cell table:style-name="ce1" office:value-type="string" calcext:value-type="string">
            <text:p>M_PiPi^2 [GeV^2]</text:p>
          </table:table-cell>
          <table:table-cell table:style-name="ce1" office:value-type="string" calcext:value-type="string">
            <text:p>F_pi^2</text:p>
          </table:table-cell>
          <table:table-cell table:style-name="ce1" office:value-type="string" calcext:value-type="string">
            <text:p>Err. F_pi^2</text:p>
          </table:table-cell>
          <table:table-cell table:style-name="ce1" office:value-type="string" calcext:value-type="string">
            <text:p>Stat. err. F_pi^2</text:p>
          </table:table-cell>
          <table:table-cell table:style-name="ce4" office:value-type="string" calcext:value-type="string">
            <text:p>Syst. err. F_pi^2</text:p>
          </table:table-cell>
          <table:table-cell table:style-name="ce4"/>
          <table:table-cell table:style-name="ce1" office:value-type="string" calcext:value-type="string">
            <text:p>[GeV^2]</text:p>
          </table:table-cell>
          <table:table-cell table:style-name="ce4" office:value-type="string" calcext:value-type="string">
            <text:p>|F_pi|</text:p>
          </table:table-cell>
          <table:table-cell table:style-name="ce4" office:value-type="string" calcext:value-type="string">
            <text:p>err. |F_pi|</text:p>
          </table:table-cell>
          <table:table-cell table:number-columns-repeated="5"/>
        </table:table-row>
        <table:table-row table:style-name="ro4">
          <table:table-cell office:value-type="float" office:value="0.088" calcext:value-type="float">
            <text:p>0.088</text:p>
          </table:table-cell>
          <table:table-cell office:value-type="float" office:value="1.434" calcext:value-type="float">
            <text:p>1.434</text:p>
          </table:table-cell>
          <table:table-cell table:formula="of:=SQRT([.D2]*[.D2]+[.E2]*[.E2])" office:value-type="float" office:value="0.665980480194427" calcext:value-type="float">
            <text:p>0.666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7" calcext:value-type="float">
            <text:p>0.377</text:p>
          </table:table-cell>
          <table:table-cell/>
          <table:table-cell table:style-name="ce3" table:formula="of:=[.A2]" office:value-type="float" office:value="0.088" calcext:value-type="float">
            <text:p>0.088</text:p>
          </table:table-cell>
          <table:table-cell table:style-name="ce3" table:formula="of:=SQRT([.B2])" office:value-type="float" office:value="1.19749739039382" calcext:value-type="float">
            <text:p>1.197</text:p>
          </table:table-cell>
          <table:table-cell table:style-name="ce3" table:formula="of:=[.C2]/(2*[.H2])" office:value-type="float" office:value="0.278071787686906" calcext:value-type="float">
            <text:p>0.278</text:p>
          </table:table-cell>
          <table:table-cell/>
          <table:table-cell table:style-name="ce3" table:formula="of:=[.A2]" office:value-type="float" office:value="0.088" calcext:value-type="float">
            <text:p>0.088</text:p>
          </table:table-cell>
          <table:table-cell table:style-name="ce3" table:formula="of:=[.B2]*2" office:value-type="float" office:value="2.868" calcext:value-type="float">
            <text:p>2.868</text:p>
          </table:table-cell>
          <table:table-cell table:style-name="ce3" table:formula="of:=[.C2]*2" office:value-type="float" office:value="1.33196096038885" calcext:value-type="float">
            <text:p>1.332</text:p>
          </table:table-cell>
          <table:table-cell table:style-name="ce3" table:formula="of:=[.M2]" office:value-type="float" office:value="1.33196096038885" calcext:value-type="float">
            <text:p>1.332</text:p>
          </table:table-cell>
        </table:table-row>
        <table:table-row table:style-name="ro4">
          <table:table-cell office:value-type="float" office:value="0.125" calcext:value-type="float">
            <text:p>0.125</text:p>
          </table:table-cell>
          <table:table-cell office:value-type="float" office:value="1.707" calcext:value-type="float">
            <text:p>1.707</text:p>
          </table:table-cell>
          <table:table-cell table:formula="of:=SQRT([.D3]*[.D3]+[.E3]*[.E3])" office:value-type="float" office:value="0.369384623394099" calcext:value-type="float">
            <text:p>0.369</text:p>
          </table:table-cell>
          <table:table-cell office:value-type="float" office:value="0.091" calcext:value-type="float">
            <text:p>0.091</text:p>
          </table:table-cell>
          <table:table-cell office:value-type="float" office:value="0.358" calcext:value-type="float">
            <text:p>0.358</text:p>
          </table:table-cell>
          <table:table-cell/>
          <table:table-cell table:style-name="ce3" table:formula="of:=[.A3]" office:value-type="float" office:value="0.125" calcext:value-type="float">
            <text:p>0.125</text:p>
          </table:table-cell>
          <table:table-cell table:style-name="ce3" table:formula="of:=SQRT([.B3])" office:value-type="float" office:value="1.30652210084637" calcext:value-type="float">
            <text:p>1.307</text:p>
          </table:table-cell>
          <table:table-cell table:style-name="ce3" table:formula="of:=[.C3]/(2*[.H3])" office:value-type="float" office:value="0.141361796771295" calcext:value-type="float">
            <text:p>0.141</text:p>
          </table:table-cell>
          <table:table-cell/>
          <table:table-cell table:style-name="ce3" table:formula="of:=[.A3]" office:value-type="float" office:value="0.125" calcext:value-type="float">
            <text:p>0.125</text:p>
          </table:table-cell>
          <table:table-cell table:style-name="ce3" table:formula="of:=[.B3]*2" office:value-type="float" office:value="3.414" calcext:value-type="float">
            <text:p>3.414</text:p>
          </table:table-cell>
          <table:table-cell table:style-name="ce3" table:formula="of:=[.C3]*2" office:value-type="float" office:value="0.738769246788198" calcext:value-type="float">
            <text:p>0.739</text:p>
          </table:table-cell>
          <table:table-cell table:style-name="ce3" table:formula="of:=[.M3]" office:value-type="float" office:value="0.738769246788198" calcext:value-type="float">
            <text:p>0.739</text:p>
          </table:table-cell>
        </table:table-row>
        <table:table-row table:style-name="ro4">
          <table:table-cell table:formula="of:=SUM([.A3];0.05)" office:value-type="float" office:value="0.175" calcext:value-type="float">
            <text:p>0.175</text:p>
          </table:table-cell>
          <table:table-cell office:value-type="float" office:value="2.362" calcext:value-type="float">
            <text:p>2.362</text:p>
          </table:table-cell>
          <table:table-cell table:formula="of:=SQRT([.D4]*[.D4]+[.E4]*[.E4])" office:value-type="float" office:value="0.341142199090057" calcext:value-type="float">
            <text:p>0.341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7" calcext:value-type="float">
            <text:p>0.337</text:p>
          </table:table-cell>
          <table:table-cell/>
          <table:table-cell table:style-name="ce3" table:formula="of:=[.A4]" office:value-type="float" office:value="0.175" calcext:value-type="float">
            <text:p>0.175</text:p>
          </table:table-cell>
          <table:table-cell table:style-name="ce3" table:formula="of:=SQRT([.B4])" office:value-type="float" office:value="1.53687995627505" calcext:value-type="float">
            <text:p>1.537</text:p>
          </table:table-cell>
          <table:table-cell table:style-name="ce3" table:formula="of:=[.C4]/(2*[.H4])" office:value-type="float" office:value="0.110985310758065" calcext:value-type="float">
            <text:p>0.111</text:p>
          </table:table-cell>
          <table:table-cell/>
          <table:table-cell table:style-name="ce3" table:formula="of:=[.A4]" office:value-type="float" office:value="0.175" calcext:value-type="float">
            <text:p>0.175</text:p>
          </table:table-cell>
          <table:table-cell table:style-name="ce3" table:formula="of:=[.B4]*2" office:value-type="float" office:value="4.724" calcext:value-type="float">
            <text:p>4.724</text:p>
          </table:table-cell>
          <table:table-cell table:style-name="ce3" table:formula="of:=[.C4]*2" office:value-type="float" office:value="0.682284398180114" calcext:value-type="float">
            <text:p>0.682</text:p>
          </table:table-cell>
          <table:table-cell table:style-name="ce3" table:formula="of:=[.M4]" office:value-type="float" office:value="0.682284398180114" calcext:value-type="float">
            <text:p>0.682</text:p>
          </table:table-cell>
        </table:table-row>
        <table:table-row table:style-name="ro4">
          <table:table-cell table:formula="of:=SUM([.A4];0.05)" office:value-type="float" office:value="0.225" calcext:value-type="float">
            <text:p>0.225</text:p>
          </table:table-cell>
          <table:table-cell office:value-type="float" office:value="3.211" calcext:value-type="float">
            <text:p>3.211</text:p>
          </table:table-cell>
          <table:table-cell table:formula="of:=SQRT([.D5]*[.D5]+[.E5]*[.E5])" office:value-type="float" office:value="0.252049598293669" calcext:value-type="float">
            <text:p>0.252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8" calcext:value-type="float">
            <text:p>0.248</text:p>
          </table:table-cell>
          <table:table-cell/>
          <table:table-cell table:style-name="ce3" table:formula="of:=[.A5]" office:value-type="float" office:value="0.225" calcext:value-type="float">
            <text:p>0.225</text:p>
          </table:table-cell>
          <table:table-cell table:style-name="ce3" table:formula="of:=SQRT([.B5])" office:value-type="float" office:value="1.79192633777173" calcext:value-type="float">
            <text:p>1.792</text:p>
          </table:table-cell>
          <table:table-cell table:style-name="ce3" table:formula="of:=[.C5]/(2*[.H5])" office:value-type="float" office:value="0.0703292297737792" calcext:value-type="float">
            <text:p>0.070</text:p>
          </table:table-cell>
          <table:table-cell/>
          <table:table-cell table:style-name="ce3" table:formula="of:=[.A5]" office:value-type="float" office:value="0.225" calcext:value-type="float">
            <text:p>0.225</text:p>
          </table:table-cell>
          <table:table-cell table:style-name="ce3" table:formula="of:=[.B5]*2" office:value-type="float" office:value="6.422" calcext:value-type="float">
            <text:p>6.422</text:p>
          </table:table-cell>
          <table:table-cell table:style-name="ce3" table:formula="of:=[.C5]*2" office:value-type="float" office:value="0.504099196587338" calcext:value-type="float">
            <text:p>0.504</text:p>
          </table:table-cell>
          <table:table-cell table:style-name="ce3" table:formula="of:=[.M5]" office:value-type="float" office:value="0.504099196587338" calcext:value-type="float">
            <text:p>0.504</text:p>
          </table:table-cell>
        </table:table-row>
        <table:table-row table:style-name="ro4">
          <table:table-cell table:formula="of:=SUM([.A5];0.05)" office:value-type="float" office:value="0.275" calcext:value-type="float">
            <text:p>0.275</text:p>
          </table:table-cell>
          <table:table-cell office:value-type="float" office:value="4.26" calcext:value-type="float">
            <text:p>4.260</text:p>
          </table:table-cell>
          <table:table-cell table:formula="of:=SQRT([.D6]*[.D6]+[.E6]*[.E6])" office:value-type="float" office:value="0.133764718816286" calcext:value-type="float">
            <text:p>0.1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7" calcext:value-type="float">
            <text:p>0.127</text:p>
          </table:table-cell>
          <table:table-cell/>
          <table:table-cell table:style-name="ce3" table:formula="of:=[.A6]" office:value-type="float" office:value="0.275" calcext:value-type="float">
            <text:p>0.275</text:p>
          </table:table-cell>
          <table:table-cell table:style-name="ce3" table:formula="of:=SQRT([.B6])" office:value-type="float" office:value="2.06397674405503" calcext:value-type="float">
            <text:p>2.064</text:p>
          </table:table-cell>
          <table:table-cell table:style-name="ce3" table:formula="of:=[.C6]/(2*[.H6])" office:value-type="float" office:value="0.0324046090154782" calcext:value-type="float">
            <text:p>0.032</text:p>
          </table:table-cell>
          <table:table-cell/>
          <table:table-cell table:style-name="ce3" table:formula="of:=[.A6]" office:value-type="float" office:value="0.275" calcext:value-type="float">
            <text:p>0.275</text:p>
          </table:table-cell>
          <table:table-cell table:style-name="ce3" table:formula="of:=[.B6]*2" office:value-type="float" office:value="8.52" calcext:value-type="float">
            <text:p>8.520</text:p>
          </table:table-cell>
          <table:table-cell table:style-name="ce3" table:formula="of:=[.C6]*2" office:value-type="float" office:value="0.267529437632572" calcext:value-type="float">
            <text:p>0.268</text:p>
          </table:table-cell>
          <table:table-cell table:style-name="ce3" table:formula="of:=[.M6]" office:value-type="float" office:value="0.267529437632572" calcext:value-type="float">
            <text:p>0.268</text:p>
          </table:table-cell>
        </table:table-row>
        <table:table-row table:style-name="ro4">
          <table:table-cell table:formula="of:=SUM([.A6];0.05)" office:value-type="float" office:value="0.325" calcext:value-type="float">
            <text:p>0.325</text:p>
          </table:table-cell>
          <table:table-cell office:value-type="float" office:value="5.622" calcext:value-type="float">
            <text:p>5.622</text:p>
          </table:table-cell>
          <table:table-cell table:formula="of:=SQRT([.D7]*[.D7]+[.E7]*[.E7])" office:value-type="float" office:value="0.074027022093287" calcext:value-type="float">
            <text:p>0.0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8" calcext:value-type="float">
            <text:p>0.058</text:p>
          </table:table-cell>
          <table:table-cell/>
          <table:table-cell table:style-name="ce3" table:formula="of:=[.A7]" office:value-type="float" office:value="0.325" calcext:value-type="float">
            <text:p>0.325</text:p>
          </table:table-cell>
          <table:table-cell table:style-name="ce3" table:formula="of:=SQRT([.B7])" office:value-type="float" office:value="2.37107570524435" calcext:value-type="float">
            <text:p>2.371</text:p>
          </table:table-cell>
          <table:table-cell table:style-name="ce3" table:formula="of:=[.C7]/(2*[.H7])" office:value-type="float" office:value="0.0156104298841142" calcext:value-type="float">
            <text:p>0.016</text:p>
          </table:table-cell>
          <table:table-cell/>
          <table:table-cell table:style-name="ce3" table:formula="of:=[.A7]" office:value-type="float" office:value="0.325" calcext:value-type="float">
            <text:p>0.325</text:p>
          </table:table-cell>
          <table:table-cell table:style-name="ce3" table:formula="of:=[.B7]*2" office:value-type="float" office:value="11.244" calcext:value-type="float">
            <text:p>11.244</text:p>
          </table:table-cell>
          <table:table-cell table:style-name="ce3" table:formula="of:=[.C7]*2" office:value-type="float" office:value="0.148054044186574" calcext:value-type="float">
            <text:p>0.148</text:p>
          </table:table-cell>
          <table:table-cell table:style-name="ce3" table:formula="of:=[.M7]" office:value-type="float" office:value="0.148054044186574" calcext:value-type="float">
            <text:p>0.148</text:p>
          </table:table-cell>
        </table:table-row>
        <table:table-row table:style-name="ro4">
          <table:table-cell table:formula="of:=SUM([.A7];0.05)" office:value-type="float" office:value="0.375" calcext:value-type="float">
            <text:p>0.375</text:p>
          </table:table-cell>
          <table:table-cell office:value-type="float" office:value="8.492" calcext:value-type="float">
            <text:p>8.492</text:p>
          </table:table-cell>
          <table:table-cell table:formula="of:=SQRT([.D8]*[.D8]+[.E8]*[.E8])" office:value-type="float" office:value="0.087965902484997" calcext:value-type="float">
            <text:p>0.08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7" calcext:value-type="float">
            <text:p>0.067</text:p>
          </table:table-cell>
          <table:table-cell/>
          <table:table-cell table:style-name="ce3" table:formula="of:=[.A8]" office:value-type="float" office:value="0.375" calcext:value-type="float">
            <text:p>0.375</text:p>
          </table:table-cell>
          <table:table-cell table:style-name="ce3" table:formula="of:=SQRT([.B8])" office:value-type="float" office:value="2.91410363576864" calcext:value-type="float">
            <text:p>2.914</text:p>
          </table:table-cell>
          <table:table-cell table:style-name="ce3" table:formula="of:=[.C8]/(2*[.H8])" office:value-type="float" office:value="0.0150931321393782" calcext:value-type="float">
            <text:p>0.015</text:p>
          </table:table-cell>
          <table:table-cell/>
          <table:table-cell table:style-name="ce3" table:formula="of:=[.A8]" office:value-type="float" office:value="0.375" calcext:value-type="float">
            <text:p>0.375</text:p>
          </table:table-cell>
          <table:table-cell table:style-name="ce3" table:formula="of:=[.B8]*2" office:value-type="float" office:value="16.984" calcext:value-type="float">
            <text:p>16.984</text:p>
          </table:table-cell>
          <table:table-cell table:style-name="ce3" table:formula="of:=[.C8]*2" office:value-type="float" office:value="0.175931804969994" calcext:value-type="float">
            <text:p>0.176</text:p>
          </table:table-cell>
          <table:table-cell table:style-name="ce3" table:formula="of:=[.M8]" office:value-type="float" office:value="0.175931804969994" calcext:value-type="float">
            <text:p>0.176</text:p>
          </table:table-cell>
        </table:table-row>
        <table:table-row table:style-name="ro4">
          <table:table-cell table:formula="of:=SUM([.A8];0.05)" office:value-type="float" office:value="0.425" calcext:value-type="float">
            <text:p>0.425</text:p>
          </table:table-cell>
          <table:table-cell office:value-type="float" office:value="13.392" calcext:value-type="float">
            <text:p>13.392</text:p>
          </table:table-cell>
          <table:table-cell table:formula="of:=SQRT([.D9]*[.D9]+[.E9]*[.E9])" office:value-type="float" office:value="0.205992718317906" calcext:value-type="float">
            <text:p>0.206</text:p>
          </table:table-cell>
          <table:table-cell office:value-type="float" office:value="0.072" calcext:value-type="float">
            <text:p>0.072</text:p>
          </table:table-cell>
          <table:table-cell office:value-type="float" office:value="0.193" calcext:value-type="float">
            <text:p>0.193</text:p>
          </table:table-cell>
          <table:table-cell/>
          <table:table-cell table:style-name="ce3" table:formula="of:=[.A9]" office:value-type="float" office:value="0.425" calcext:value-type="float">
            <text:p>0.425</text:p>
          </table:table-cell>
          <table:table-cell table:style-name="ce3" table:formula="of:=SQRT([.B9])" office:value-type="float" office:value="3.65950816367446" calcext:value-type="float">
            <text:p>3.660</text:p>
          </table:table-cell>
          <table:table-cell table:style-name="ce3" table:formula="of:=[.C9]/(2*[.H9])" office:value-type="float" office:value="0.0281448638867185" calcext:value-type="float">
            <text:p>0.028</text:p>
          </table:table-cell>
          <table:table-cell/>
          <table:table-cell table:style-name="ce3" table:formula="of:=[.A9]" office:value-type="float" office:value="0.425" calcext:value-type="float">
            <text:p>0.425</text:p>
          </table:table-cell>
          <table:table-cell table:style-name="ce3" table:formula="of:=[.B9]*2" office:value-type="float" office:value="26.784" calcext:value-type="float">
            <text:p>26.784</text:p>
          </table:table-cell>
          <table:table-cell table:style-name="ce3" table:formula="of:=[.C9]*2" office:value-type="float" office:value="0.411985436635812" calcext:value-type="float">
            <text:p>0.412</text:p>
          </table:table-cell>
          <table:table-cell table:style-name="ce3" table:formula="of:=[.M9]" office:value-type="float" office:value="0.411985436635812" calcext:value-type="float">
            <text:p>0.412</text:p>
          </table:table-cell>
        </table:table-row>
        <table:table-row table:style-name="ro4">
          <table:table-cell table:formula="of:=SUM([.A9];0.05)" office:value-type="float" office:value="0.475" calcext:value-type="float">
            <text:p>0.475</text:p>
          </table:table-cell>
          <table:table-cell office:value-type="float" office:value="21.894" calcext:value-type="float">
            <text:p>21.894</text:p>
          </table:table-cell>
          <table:table-cell table:formula="of:=SQRT([.D10]*[.D10]+[.E10]*[.E10])" office:value-type="float" office:value="0.290299844987902" calcext:value-type="float">
            <text:p>0.29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75" calcext:value-type="float">
            <text:p>0.275</text:p>
          </table:table-cell>
          <table:table-cell/>
          <table:table-cell table:style-name="ce3" table:formula="of:=[.A10]" office:value-type="float" office:value="0.475" calcext:value-type="float">
            <text:p>0.475</text:p>
          </table:table-cell>
          <table:table-cell table:style-name="ce3" table:formula="of:=SQRT([.B10])" office:value-type="float" office:value="4.67910247803999" calcext:value-type="float">
            <text:p>4.679</text:p>
          </table:table-cell>
          <table:table-cell table:style-name="ce3" table:formula="of:=[.C10]/(2*[.H10])" office:value-type="float" office:value="0.0310208898341445" calcext:value-type="float">
            <text:p>0.031</text:p>
          </table:table-cell>
          <table:table-cell/>
          <table:table-cell table:style-name="ce3" table:formula="of:=[.A10]" office:value-type="float" office:value="0.475" calcext:value-type="float">
            <text:p>0.475</text:p>
          </table:table-cell>
          <table:table-cell table:style-name="ce3" table:formula="of:=[.B10]*2" office:value-type="float" office:value="43.788" calcext:value-type="float">
            <text:p>43.788</text:p>
          </table:table-cell>
          <table:table-cell table:style-name="ce3" table:formula="of:=[.C10]*2" office:value-type="float" office:value="0.580599689975804" calcext:value-type="float">
            <text:p>0.581</text:p>
          </table:table-cell>
          <table:table-cell table:style-name="ce3" table:formula="of:=[.M10]" office:value-type="float" office:value="0.580599689975804" calcext:value-type="float">
            <text:p>0.581</text:p>
          </table:table-cell>
        </table:table-row>
        <table:table-row table:style-name="ro4">
          <table:table-cell table:formula="of:=SUM([.A10];0.05)" office:value-type="float" office:value="0.525" calcext:value-type="float">
            <text:p>0.525</text:p>
          </table:table-cell>
          <table:table-cell office:value-type="float" office:value="33.384" calcext:value-type="float">
            <text:p>33.384</text:p>
          </table:table-cell>
          <table:table-cell table:formula="of:=SQRT([.D11]*[.D11]+[.E11]*[.E11])" office:value-type="float" office:value="0.305655034311559" calcext:value-type="float">
            <text:p>0.3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/>
          <table:table-cell table:style-name="ce3" table:formula="of:=[.A11]" office:value-type="float" office:value="0.525" calcext:value-type="float">
            <text:p>0.525</text:p>
          </table:table-cell>
          <table:table-cell table:style-name="ce3" table:formula="of:=SQRT([.B11])" office:value-type="float" office:value="5.77788888782053" calcext:value-type="float">
            <text:p>5.778</text:p>
          </table:table-cell>
          <table:table-cell table:style-name="ce3" table:formula="of:=[.C11]/(2*[.H11])" office:value-type="float" office:value="0.0264504077740109" calcext:value-type="float">
            <text:p>0.026</text:p>
          </table:table-cell>
          <table:table-cell/>
          <table:table-cell table:style-name="ce3" table:formula="of:=[.A11]" office:value-type="float" office:value="0.525" calcext:value-type="float">
            <text:p>0.525</text:p>
          </table:table-cell>
          <table:table-cell table:style-name="ce3" table:formula="of:=[.B11]*2" office:value-type="float" office:value="66.768" calcext:value-type="float">
            <text:p>66.768</text:p>
          </table:table-cell>
          <table:table-cell table:style-name="ce3" table:formula="of:=[.C11]*2" office:value-type="float" office:value="0.611310068623118" calcext:value-type="float">
            <text:p>0.611</text:p>
          </table:table-cell>
          <table:table-cell table:style-name="ce3" table:formula="of:=[.M11]" office:value-type="float" office:value="0.611310068623118" calcext:value-type="float">
            <text:p>0.611</text:p>
          </table:table-cell>
        </table:table-row>
        <table:table-row table:style-name="ro4">
          <table:table-cell table:formula="of:=SUM([.A11];0.05)" office:value-type="float" office:value="0.575" calcext:value-type="float">
            <text:p>0.575</text:p>
          </table:table-cell>
          <table:table-cell office:value-type="float" office:value="40.996" calcext:value-type="float">
            <text:p>40.996</text:p>
          </table:table-cell>
          <table:table-cell table:formula="of:=SQRT([.D12]*[.D12]+[.E12]*[.E12])" office:value-type="float" office:value="0.295372645991466" calcext:value-type="float">
            <text:p>0.2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269" calcext:value-type="float">
            <text:p>0.269</text:p>
          </table:table-cell>
          <table:table-cell/>
          <table:table-cell table:style-name="ce3" table:formula="of:=[.A12]" office:value-type="float" office:value="0.575" calcext:value-type="float">
            <text:p>0.575</text:p>
          </table:table-cell>
          <table:table-cell table:style-name="ce3" table:formula="of:=SQRT([.B12])" office:value-type="float" office:value="6.40281188229047" calcext:value-type="float">
            <text:p>6.403</text:p>
          </table:table-cell>
          <table:table-cell table:style-name="ce3" table:formula="of:=[.C12]/(2*[.H12])" office:value-type="float" office:value="0.0230658538327853" calcext:value-type="float">
            <text:p>0.023</text:p>
          </table:table-cell>
          <table:table-cell/>
          <table:table-cell table:style-name="ce3" table:formula="of:=[.A12]" office:value-type="float" office:value="0.575" calcext:value-type="float">
            <text:p>0.575</text:p>
          </table:table-cell>
          <table:table-cell table:style-name="ce3" table:formula="of:=[.B12]*2" office:value-type="float" office:value="81.992" calcext:value-type="float">
            <text:p>81.992</text:p>
          </table:table-cell>
          <table:table-cell table:style-name="ce3" table:formula="of:=[.C12]*2" office:value-type="float" office:value="0.590745291982932" calcext:value-type="float">
            <text:p>0.591</text:p>
          </table:table-cell>
          <table:table-cell table:style-name="ce3" table:formula="of:=[.M12]" office:value-type="float" office:value="0.590745291982932" calcext:value-type="float">
            <text:p>0.591</text:p>
          </table:table-cell>
        </table:table-row>
        <table:table-row table:style-name="ro4">
          <table:table-cell table:formula="of:=SUM([.A12];0.05)" office:value-type="float" office:value="0.625" calcext:value-type="float">
            <text:p>0.625</text:p>
          </table:table-cell>
          <table:table-cell office:value-type="float" office:value="34.503" calcext:value-type="float">
            <text:p>34.503</text:p>
          </table:table-cell>
          <table:table-cell table:formula="of:=SQRT([.D13]*[.D13]+[.E13]*[.E13])" office:value-type="float" office:value="0.267568682771359" calcext:value-type="float">
            <text:p>0.2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3" calcext:value-type="float">
            <text:p>0.243</text:p>
          </table:table-cell>
          <table:table-cell/>
          <table:table-cell table:style-name="ce3" table:formula="of:=[.A13]" office:value-type="float" office:value="0.625" calcext:value-type="float">
            <text:p>0.625</text:p>
          </table:table-cell>
          <table:table-cell table:style-name="ce3" table:formula="of:=SQRT([.B13])" office:value-type="float" office:value="5.87392543364316" calcext:value-type="float">
            <text:p>5.874</text:p>
          </table:table-cell>
          <table:table-cell table:style-name="ce3" table:formula="of:=[.C13]/(2*[.H13])" office:value-type="float" office:value="0.0227759686255845" calcext:value-type="float">
            <text:p>0.023</text:p>
          </table:table-cell>
          <table:table-cell/>
          <table:table-cell table:style-name="ce3" table:formula="of:=[.A13]" office:value-type="float" office:value="0.625" calcext:value-type="float">
            <text:p>0.625</text:p>
          </table:table-cell>
          <table:table-cell table:style-name="ce3" table:formula="of:=[.B13]*2" office:value-type="float" office:value="69.006" calcext:value-type="float">
            <text:p>69.006</text:p>
          </table:table-cell>
          <table:table-cell table:style-name="ce3" table:formula="of:=[.C13]*2" office:value-type="float" office:value="0.535137365542718" calcext:value-type="float">
            <text:p>0.535</text:p>
          </table:table-cell>
          <table:table-cell table:style-name="ce3" table:formula="of:=[.M13]" office:value-type="float" office:value="0.535137365542718" calcext:value-type="float">
            <text:p>0.535</text:p>
          </table:table-cell>
        </table:table-row>
        <table:table-row table:style-name="ro4">
          <table:table-cell table:formula="of:=SUM([.A13];0.05)" office:value-type="float" office:value="0.675" calcext:value-type="float">
            <text:p>0.675</text:p>
          </table:table-cell>
          <table:table-cell office:value-type="float" office:value="23.936" calcext:value-type="float">
            <text:p>23.936</text:p>
          </table:table-cell>
          <table:table-cell table:formula="of:=SQRT([.D14]*[.D14]+[.E14]*[.E14])" office:value-type="float" office:value="0.233334523806487" calcext:value-type="float">
            <text:p>0.2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14" calcext:value-type="float">
            <text:p>0.214</text:p>
          </table:table-cell>
          <table:table-cell/>
          <table:table-cell table:style-name="ce3" table:formula="of:=[.A14]" office:value-type="float" office:value="0.675" calcext:value-type="float">
            <text:p>0.675</text:p>
          </table:table-cell>
          <table:table-cell table:style-name="ce3" table:formula="of:=SQRT([.B14])" office:value-type="float" office:value="4.89244315245461" calcext:value-type="float">
            <text:p>4.892</text:p>
          </table:table-cell>
          <table:table-cell table:style-name="ce3" table:formula="of:=[.C14]/(2*[.H14])" office:value-type="float" office:value="0.0238464215664335" calcext:value-type="float">
            <text:p>0.024</text:p>
          </table:table-cell>
          <table:table-cell/>
          <table:table-cell table:style-name="ce3" table:formula="of:=[.A14]" office:value-type="float" office:value="0.675" calcext:value-type="float">
            <text:p>0.675</text:p>
          </table:table-cell>
          <table:table-cell table:style-name="ce3" table:formula="of:=[.B14]*2" office:value-type="float" office:value="47.872" calcext:value-type="float">
            <text:p>47.872</text:p>
          </table:table-cell>
          <table:table-cell table:style-name="ce3" table:formula="of:=[.C14]*2" office:value-type="float" office:value="0.466669047612974" calcext:value-type="float">
            <text:p>0.467</text:p>
          </table:table-cell>
          <table:table-cell table:style-name="ce3" table:formula="of:=[.M14]" office:value-type="float" office:value="0.466669047612974" calcext:value-type="float">
            <text:p>0.467</text:p>
          </table:table-cell>
        </table:table-row>
        <table:table-row table:style-name="ro4">
          <table:table-cell table:formula="of:=SUM([.A14];0.05)" office:value-type="float" office:value="0.725" calcext:value-type="float">
            <text:p>0.725</text:p>
          </table:table-cell>
          <table:table-cell office:value-type="float" office:value="15.324" calcext:value-type="float">
            <text:p>15.324</text:p>
          </table:table-cell>
          <table:table-cell table:formula="of:=SQRT([.D15]*[.D15]+[.E15]*[.E15])" office:value-type="float" office:value="0.129274900889538" calcext:value-type="float">
            <text:p>0.12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6" calcext:value-type="float">
            <text:p>0.106</text:p>
          </table:table-cell>
          <table:table-cell/>
          <table:table-cell table:style-name="ce3" table:formula="of:=[.A15]" office:value-type="float" office:value="0.725" calcext:value-type="float">
            <text:p>0.725</text:p>
          </table:table-cell>
          <table:table-cell table:style-name="ce3" table:formula="of:=SQRT([.B15])" office:value-type="float" office:value="3.91458810093731" calcext:value-type="float">
            <text:p>3.915</text:p>
          </table:table-cell>
          <table:table-cell table:style-name="ce3" table:formula="of:=[.C15]/(2*[.H15])" office:value-type="float" office:value="0.0165119416853314" calcext:value-type="float">
            <text:p>0.017</text:p>
          </table:table-cell>
          <table:table-cell/>
          <table:table-cell table:style-name="ce3" table:formula="of:=[.A15]" office:value-type="float" office:value="0.725" calcext:value-type="float">
            <text:p>0.725</text:p>
          </table:table-cell>
          <table:table-cell table:style-name="ce3" table:formula="of:=[.B15]*2" office:value-type="float" office:value="30.648" calcext:value-type="float">
            <text:p>30.648</text:p>
          </table:table-cell>
          <table:table-cell table:style-name="ce3" table:formula="of:=[.C15]*2" office:value-type="float" office:value="0.258549801779076" calcext:value-type="float">
            <text:p>0.259</text:p>
          </table:table-cell>
          <table:table-cell table:style-name="ce3" table:formula="of:=[.M15]" office:value-type="float" office:value="0.258549801779076" calcext:value-type="float">
            <text:p>0.259</text:p>
          </table:table-cell>
        </table:table-row>
        <table:table-row table:style-name="ro4">
          <table:table-cell table:formula="of:=SUM([.A15];0.05)" office:value-type="float" office:value="0.775" calcext:value-type="float">
            <text:p>0.775</text:p>
          </table:table-cell>
          <table:table-cell office:value-type="float" office:value="10.525" calcext:value-type="float">
            <text:p>10.525</text:p>
          </table:table-cell>
          <table:table-cell table:formula="of:=SQRT([.D16]*[.D16]+[.E16]*[.E16])" office:value-type="float" office:value="0.148771637081804" calcext:value-type="float">
            <text:p>0.1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137" calcext:value-type="float">
            <text:p>0.137</text:p>
          </table:table-cell>
          <table:table-cell/>
          <table:table-cell table:style-name="ce3" table:formula="of:=[.A16]" office:value-type="float" office:value="0.775" calcext:value-type="float">
            <text:p>0.775</text:p>
          </table:table-cell>
          <table:table-cell table:style-name="ce3" table:formula="of:=SQRT([.B16])" office:value-type="float" office:value="3.24422563950167" calcext:value-type="float">
            <text:p>3.244</text:p>
          </table:table-cell>
          <table:table-cell table:style-name="ce3" table:formula="of:=[.C16]/(2*[.H16])" office:value-type="float" office:value="0.0229286821592126" calcext:value-type="float">
            <text:p>0.023</text:p>
          </table:table-cell>
          <table:table-cell/>
          <table:table-cell table:style-name="ce3" table:formula="of:=[.A16]" office:value-type="float" office:value="0.775" calcext:value-type="float">
            <text:p>0.775</text:p>
          </table:table-cell>
          <table:table-cell table:style-name="ce3" table:formula="of:=[.B16]*2" office:value-type="float" office:value="21.05" calcext:value-type="float">
            <text:p>21.050</text:p>
          </table:table-cell>
          <table:table-cell table:style-name="ce3" table:formula="of:=[.C16]*2" office:value-type="float" office:value="0.297543274163608" calcext:value-type="float">
            <text:p>0.298</text:p>
          </table:table-cell>
          <table:table-cell table:style-name="ce3" table:formula="of:=[.M16]" office:value-type="float" office:value="0.297543274163608" calcext:value-type="float">
            <text:p>0.298</text:p>
          </table:table-cell>
        </table:table-row>
        <table:table-row table:style-name="ro4">
          <table:table-cell table:formula="of:=SUM([.A16];0.05)" office:value-type="float" office:value="0.825" calcext:value-type="float">
            <text:p>0.825</text:p>
          </table:table-cell>
          <table:table-cell office:value-type="float" office:value="7.637" calcext:value-type="float">
            <text:p>7.637</text:p>
          </table:table-cell>
          <table:table-cell table:formula="of:=SQRT([.D17]*[.D17]+[.E17]*[.E17])" office:value-type="float" office:value="0.120540449642433" calcext:value-type="float">
            <text:p>0.12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11" calcext:value-type="float">
            <text:p>0.111</text:p>
          </table:table-cell>
          <table:table-cell/>
          <table:table-cell table:style-name="ce3" table:formula="of:=[.A17]" office:value-type="float" office:value="0.825" calcext:value-type="float">
            <text:p>0.825</text:p>
          </table:table-cell>
          <table:table-cell table:style-name="ce3" table:formula="of:=SQRT([.B17])" office:value-type="float" office:value="2.76351225797897" calcext:value-type="float">
            <text:p>2.764</text:p>
          </table:table-cell>
          <table:table-cell table:style-name="ce3" table:formula="of:=[.C17]/(2*[.H17])" office:value-type="float" office:value="0.0218092844159461" calcext:value-type="float">
            <text:p>0.022</text:p>
          </table:table-cell>
          <table:table-cell/>
          <table:table-cell table:style-name="ce3" table:formula="of:=[.A17]" office:value-type="float" office:value="0.825" calcext:value-type="float">
            <text:p>0.825</text:p>
          </table:table-cell>
          <table:table-cell table:style-name="ce3" table:formula="of:=[.B17]*2" office:value-type="float" office:value="15.274" calcext:value-type="float">
            <text:p>15.274</text:p>
          </table:table-cell>
          <table:table-cell table:style-name="ce3" table:formula="of:=[.C17]*2" office:value-type="float" office:value="0.241080899284866" calcext:value-type="float">
            <text:p>0.241</text:p>
          </table:table-cell>
          <table:table-cell table:style-name="ce3" table:formula="of:=[.M17]" office:value-type="float" office:value="0.241080899284866" calcext:value-type="float">
            <text:p>0.241</text:p>
          </table:table-cell>
        </table:table-row>
        <table:table-row table:style-name="ro4">
          <table:table-cell table:formula="of:=SUM([.A17];0.05)" office:value-type="float" office:value="0.875" calcext:value-type="float">
            <text:p>0.875</text:p>
          </table:table-cell>
          <table:table-cell office:value-type="float" office:value="5.639" calcext:value-type="float">
            <text:p>5.639</text:p>
          </table:table-cell>
          <table:table-cell table:formula="of:=SQRT([.D18]*[.D18]+[.E18]*[.E18])" office:value-type="float" office:value="0.0596657355607052" calcext:value-type="float">
            <text:p>0.06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6" calcext:value-type="float">
            <text:p>0.046</text:p>
          </table:table-cell>
          <table:table-cell/>
          <table:table-cell table:style-name="ce3" table:formula="of:=[.A18]" office:value-type="float" office:value="0.875" calcext:value-type="float">
            <text:p>0.875</text:p>
          </table:table-cell>
          <table:table-cell table:style-name="ce3" table:formula="of:=SQRT([.B18])" office:value-type="float" office:value="2.37465787009413" calcext:value-type="float">
            <text:p>2.375</text:p>
          </table:table-cell>
          <table:table-cell table:style-name="ce3" table:formula="of:=[.C18]/(2*[.H18])" office:value-type="float" office:value="0.0125630172481099" calcext:value-type="float">
            <text:p>0.013</text:p>
          </table:table-cell>
          <table:table-cell/>
          <table:table-cell table:style-name="ce3" table:formula="of:=[.A18]" office:value-type="float" office:value="0.875" calcext:value-type="float">
            <text:p>0.875</text:p>
          </table:table-cell>
          <table:table-cell table:style-name="ce3" table:formula="of:=[.B18]*2" office:value-type="float" office:value="11.278" calcext:value-type="float">
            <text:p>11.278</text:p>
          </table:table-cell>
          <table:table-cell table:style-name="ce3" table:formula="of:=[.C18]*2" office:value-type="float" office:value="0.11933147112141" calcext:value-type="float">
            <text:p>0.119</text:p>
          </table:table-cell>
          <table:table-cell table:style-name="ce3" table:formula="of:=[.M18]" office:value-type="float" office:value="0.11933147112141" calcext:value-type="float">
            <text:p>0.119</text:p>
          </table:table-cell>
        </table:table-row>
        <table:table-row table:style-name="ro4">
          <table:table-cell table:formula="of:=SUM([.A18];0.05)" office:value-type="float" office:value="0.925" calcext:value-type="float">
            <text:p>0.925</text:p>
          </table:table-cell>
          <table:table-cell office:value-type="float" office:value="4.35" calcext:value-type="float">
            <text:p>4.350</text:p>
          </table:table-cell>
          <table:table-cell table:formula="of:=SQRT([.D19]*[.D19]+[.E19]*[.E19])" office:value-type="float" office:value="0.0688839603971781" calcext:value-type="float">
            <text:p>0.06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1" calcext:value-type="float">
            <text:p>0.061</text:p>
          </table:table-cell>
          <table:table-cell/>
          <table:table-cell table:style-name="ce3" table:formula="of:=[.A19]" office:value-type="float" office:value="0.925" calcext:value-type="float">
            <text:p>0.925</text:p>
          </table:table-cell>
          <table:table-cell table:style-name="ce3" table:formula="of:=SQRT([.B19])" office:value-type="float" office:value="2.08566536146142" calcext:value-type="float">
            <text:p>2.086</text:p>
          </table:table-cell>
          <table:table-cell table:style-name="ce3" table:formula="of:=[.C19]/(2*[.H19])" office:value-type="float" office:value="0.0165136655357097" calcext:value-type="float">
            <text:p>0.017</text:p>
          </table:table-cell>
          <table:table-cell/>
          <table:table-cell table:style-name="ce3" table:formula="of:=[.A19]" office:value-type="float" office:value="0.925" calcext:value-type="float">
            <text:p>0.925</text:p>
          </table:table-cell>
          <table:table-cell table:style-name="ce3" table:formula="of:=[.B19]*2" office:value-type="float" office:value="8.7" calcext:value-type="float">
            <text:p>8.700</text:p>
          </table:table-cell>
          <table:table-cell table:style-name="ce3" table:formula="of:=[.C19]*2" office:value-type="float" office:value="0.137767920794356" calcext:value-type="float">
            <text:p>0.138</text:p>
          </table:table-cell>
          <table:table-cell table:style-name="ce3" table:formula="of:=[.M19]" office:value-type="float" office:value="0.137767920794356" calcext:value-type="float">
            <text:p>0.138</text:p>
          </table:table-cell>
        </table:table-row>
        <table:table-row table:style-name="ro4">
          <table:table-cell table:formula="of:=SUM([.A19];0.05)" office:value-type="float" office:value="0.975" calcext:value-type="float">
            <text:p>0.975</text:p>
          </table:table-cell>
          <table:table-cell office:value-type="float" office:value="3.435" calcext:value-type="float">
            <text:p>3.435</text:p>
          </table:table-cell>
          <table:table-cell table:formula="of:=SQRT([.D20]*[.D20]+[.E20]*[.E20])" office:value-type="float" office:value="0.0573061951275776" calcext:value-type="float">
            <text:p>0.05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" calcext:value-type="float">
            <text:p>0.050</text:p>
          </table:table-cell>
          <table:table-cell/>
          <table:table-cell table:style-name="ce3" table:formula="of:=[.A20]" office:value-type="float" office:value="0.975" calcext:value-type="float">
            <text:p>0.975</text:p>
          </table:table-cell>
          <table:table-cell table:style-name="ce3" table:formula="of:=SQRT([.B20])" office:value-type="float" office:value="1.85337529928506" calcext:value-type="float">
            <text:p>1.853</text:p>
          </table:table-cell>
          <table:table-cell table:style-name="ce3" table:formula="of:=[.C20]/(2*[.H20])" office:value-type="float" office:value="0.0154599543734298" calcext:value-type="float">
            <text:p>0.015</text:p>
          </table:table-cell>
          <table:table-cell/>
          <table:table-cell table:style-name="ce3" table:formula="of:=[.A20]" office:value-type="float" office:value="0.975" calcext:value-type="float">
            <text:p>0.975</text:p>
          </table:table-cell>
          <table:table-cell table:style-name="ce3" table:formula="of:=[.B20]*2" office:value-type="float" office:value="6.87" calcext:value-type="float">
            <text:p>6.870</text:p>
          </table:table-cell>
          <table:table-cell table:style-name="ce3" table:formula="of:=[.C20]*2" office:value-type="float" office:value="0.114612390255155" calcext:value-type="float">
            <text:p>0.115</text:p>
          </table:table-cell>
          <table:table-cell table:style-name="ce3" table:formula="of:=[.M20]" office:value-type="float" office:value="0.114612390255155" calcext:value-type="float">
            <text:p>0.115</text:p>
          </table:table-cell>
        </table:table-row>
        <table:table-row table:style-name="ro4">
          <table:table-cell table:formula="of:=SUM([.A20];0.05)" office:value-type="float" office:value="1.025" calcext:value-type="float">
            <text:p>1.025</text:p>
          </table:table-cell>
          <table:table-cell office:value-type="float" office:value="2.851" calcext:value-type="float">
            <text:p>2.851</text:p>
          </table:table-cell>
          <table:table-cell table:formula="of:=SQRT([.D21]*[.D21]+[.E21]*[.E21])" office:value-type="float" office:value="0.0441021541423999" calcext:value-type="float">
            <text:p>0.04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3" table:formula="of:=[.A21]" office:value-type="float" office:value="1.025" calcext:value-type="float">
            <text:p>1.025</text:p>
          </table:table-cell>
          <table:table-cell table:style-name="ce3" table:formula="of:=SQRT([.B21])" office:value-type="float" office:value="1.68849045007664" calcext:value-type="float">
            <text:p>1.688</text:p>
          </table:table-cell>
          <table:table-cell table:style-name="ce3" table:formula="of:=[.C21]/(2*[.H21])" office:value-type="float" office:value="0.0130596397925728" calcext:value-type="float">
            <text:p>0.013</text:p>
          </table:table-cell>
          <table:table-cell/>
          <table:table-cell table:style-name="ce3" table:formula="of:=[.A21]" office:value-type="float" office:value="1.025" calcext:value-type="float">
            <text:p>1.025</text:p>
          </table:table-cell>
          <table:table-cell table:style-name="ce3" table:formula="of:=[.B21]*2" office:value-type="float" office:value="5.702" calcext:value-type="float">
            <text:p>5.702</text:p>
          </table:table-cell>
          <table:table-cell table:style-name="ce3" table:formula="of:=[.C21]*2" office:value-type="float" office:value="0.0882043082847998" calcext:value-type="float">
            <text:p>0.088</text:p>
          </table:table-cell>
          <table:table-cell table:style-name="ce3" table:formula="of:=[.M21]" office:value-type="float" office:value="0.0882043082847998" calcext:value-type="float">
            <text:p>0.088</text:p>
          </table:table-cell>
        </table:table-row>
        <table:table-row table:style-name="ro4">
          <table:table-cell table:formula="of:=SUM([.A21];0.05)" office:value-type="float" office:value="1.075" calcext:value-type="float">
            <text:p>1.075</text:p>
          </table:table-cell>
          <table:table-cell office:value-type="float" office:value="2.439" calcext:value-type="float">
            <text:p>2.439</text:p>
          </table:table-cell>
          <table:table-cell table:formula="of:=SQRT([.D22]*[.D22]+[.E22]*[.E22])" office:value-type="float" office:value="0.0564623768539724" calcext:value-type="float">
            <text:p>0.05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2" calcext:value-type="float">
            <text:p>0.052</text:p>
          </table:table-cell>
          <table:table-cell/>
          <table:table-cell table:style-name="ce3" table:formula="of:=[.A22]" office:value-type="float" office:value="1.075" calcext:value-type="float">
            <text:p>1.075</text:p>
          </table:table-cell>
          <table:table-cell table:style-name="ce3" table:formula="of:=SQRT([.B22])" office:value-type="float" office:value="1.56172981017844" calcext:value-type="float">
            <text:p>1.562</text:p>
          </table:table-cell>
          <table:table-cell table:style-name="ce3" table:formula="of:=[.C22]/(2*[.H22])" office:value-type="float" office:value="0.0180768710714182" calcext:value-type="float">
            <text:p>0.018</text:p>
          </table:table-cell>
          <table:table-cell/>
          <table:table-cell table:style-name="ce3" table:formula="of:=[.A22]" office:value-type="float" office:value="1.075" calcext:value-type="float">
            <text:p>1.075</text:p>
          </table:table-cell>
          <table:table-cell table:style-name="ce3" table:formula="of:=[.B22]*2" office:value-type="float" office:value="4.878" calcext:value-type="float">
            <text:p>4.878</text:p>
          </table:table-cell>
          <table:table-cell table:style-name="ce3" table:formula="of:=[.C22]*2" office:value-type="float" office:value="0.112924753707945" calcext:value-type="float">
            <text:p>0.113</text:p>
          </table:table-cell>
          <table:table-cell table:style-name="ce3" table:formula="of:=[.M22]" office:value-type="float" office:value="0.112924753707945" calcext:value-type="float">
            <text:p>0.113</text:p>
          </table:table-cell>
        </table:table-row>
        <table:table-row table:style-name="ro4">
          <table:table-cell table:formula="of:=SUM([.A22];0.05)" office:value-type="float" office:value="1.125" calcext:value-type="float">
            <text:p>1.125</text:p>
          </table:table-cell>
          <table:table-cell office:value-type="float" office:value="2.087" calcext:value-type="float">
            <text:p>2.087</text:p>
          </table:table-cell>
          <table:table-cell table:formula="of:=SQRT([.D23]*[.D23]+[.E23]*[.E23])" office:value-type="float" office:value="0.0275862284482674" calcext:value-type="float">
            <text:p>0.0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/>
          <table:table-cell table:style-name="ce3" table:formula="of:=[.A23]" office:value-type="float" office:value="1.125" calcext:value-type="float">
            <text:p>1.125</text:p>
          </table:table-cell>
          <table:table-cell table:style-name="ce3" table:formula="of:=SQRT([.B23])" office:value-type="float" office:value="1.44464528518249" calcext:value-type="float">
            <text:p>1.445</text:p>
          </table:table-cell>
          <table:table-cell table:style-name="ce3" table:formula="of:=[.C23]/(2*[.H23])" office:value-type="float" office:value="0.00954775152461827" calcext:value-type="float">
            <text:p>0.010</text:p>
          </table:table-cell>
          <table:table-cell/>
          <table:table-cell table:style-name="ce3" table:formula="of:=[.A23]" office:value-type="float" office:value="1.125" calcext:value-type="float">
            <text:p>1.125</text:p>
          </table:table-cell>
          <table:table-cell table:style-name="ce3" table:formula="of:=[.B23]*2" office:value-type="float" office:value="4.174" calcext:value-type="float">
            <text:p>4.174</text:p>
          </table:table-cell>
          <table:table-cell table:style-name="ce3" table:formula="of:=[.C23]*2" office:value-type="float" office:value="0.0551724568965348" calcext:value-type="float">
            <text:p>0.055</text:p>
          </table:table-cell>
          <table:table-cell table:style-name="ce3" table:formula="of:=[.M23]" office:value-type="float" office:value="0.0551724568965348" calcext:value-type="float">
            <text:p>0.055</text:p>
          </table:table-cell>
        </table:table-row>
        <table:table-row table:style-name="ro4">
          <table:table-cell table:formula="of:=SUM([.A23];0.05)" office:value-type="float" office:value="1.175" calcext:value-type="float">
            <text:p>1.175</text:p>
          </table:table-cell>
          <table:table-cell office:value-type="float" office:value="1.847" calcext:value-type="float">
            <text:p>1.847</text:p>
          </table:table-cell>
          <table:table-cell table:formula="of:=SQRT([.D24]*[.D24]+[.E24]*[.E24])" office:value-type="float" office:value="0.058821764679411" calcext:value-type="float">
            <text:p>0.0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6" calcext:value-type="float">
            <text:p>0.056</text:p>
          </table:table-cell>
          <table:table-cell/>
          <table:table-cell table:style-name="ce3" table:formula="of:=[.A24]" office:value-type="float" office:value="1.175" calcext:value-type="float">
            <text:p>1.175</text:p>
          </table:table-cell>
          <table:table-cell table:style-name="ce3" table:formula="of:=SQRT([.B24])" office:value-type="float" office:value="1.35904378148756" calcext:value-type="float">
            <text:p>1.359</text:p>
          </table:table-cell>
          <table:table-cell table:style-name="ce3" table:formula="of:=[.C24]/(2*[.H24])" office:value-type="float" office:value="0.0216408645110119" calcext:value-type="float">
            <text:p>0.022</text:p>
          </table:table-cell>
          <table:table-cell/>
          <table:table-cell table:style-name="ce3" table:formula="of:=[.A24]" office:value-type="float" office:value="1.175" calcext:value-type="float">
            <text:p>1.175</text:p>
          </table:table-cell>
          <table:table-cell table:style-name="ce3" table:formula="of:=[.B24]*2" office:value-type="float" office:value="3.694" calcext:value-type="float">
            <text:p>3.694</text:p>
          </table:table-cell>
          <table:table-cell table:style-name="ce3" table:formula="of:=[.C24]*2" office:value-type="float" office:value="0.117643529358822" calcext:value-type="float">
            <text:p>0.118</text:p>
          </table:table-cell>
          <table:table-cell table:style-name="ce3" table:formula="of:=[.M24]" office:value-type="float" office:value="0.117643529358822" calcext:value-type="float">
            <text:p>0.118</text:p>
          </table:table-cell>
        </table:table-row>
        <table:table-row table:style-name="ro4">
          <table:table-cell table:formula="of:=SUM([.A24];0.05)" office:value-type="float" office:value="1.225" calcext:value-type="float">
            <text:p>1.225</text:p>
          </table:table-cell>
          <table:table-cell office:value-type="float" office:value="1.667" calcext:value-type="float">
            <text:p>1.667</text:p>
          </table:table-cell>
          <table:table-cell table:formula="of:=SQRT([.D25]*[.D25]+[.E25]*[.E25])" office:value-type="float" office:value="0.0528109837060436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" calcext:value-type="float">
            <text:p>0.050</text:p>
          </table:table-cell>
          <table:table-cell/>
          <table:table-cell table:style-name="ce3" table:formula="of:=[.A25]" office:value-type="float" office:value="1.225" calcext:value-type="float">
            <text:p>1.225</text:p>
          </table:table-cell>
          <table:table-cell table:style-name="ce3" table:formula="of:=SQRT([.B25])" office:value-type="float" office:value="1.29112354172635" calcext:value-type="float">
            <text:p>1.291</text:p>
          </table:table-cell>
          <table:table-cell table:style-name="ce3" table:formula="of:=[.C25]/(2*[.H25])" office:value-type="float" office:value="0.0204515609851829" calcext:value-type="float">
            <text:p>0.020</text:p>
          </table:table-cell>
          <table:table-cell/>
          <table:table-cell table:style-name="ce3" table:formula="of:=[.A25]" office:value-type="float" office:value="1.225" calcext:value-type="float">
            <text:p>1.225</text:p>
          </table:table-cell>
          <table:table-cell table:style-name="ce3" table:formula="of:=[.B25]*2" office:value-type="float" office:value="3.334" calcext:value-type="float">
            <text:p>3.334</text:p>
          </table:table-cell>
          <table:table-cell table:style-name="ce3" table:formula="of:=[.C25]*2" office:value-type="float" office:value="0.105621967412087" calcext:value-type="float">
            <text:p>0.106</text:p>
          </table:table-cell>
          <table:table-cell table:style-name="ce3" table:formula="of:=[.M25]" office:value-type="float" office:value="0.105621967412087" calcext:value-type="float">
            <text:p>0.106</text:p>
          </table:table-cell>
        </table:table-row>
        <table:table-row table:style-name="ro4">
          <table:table-cell table:formula="of:=SUM([.A25];0.05)" office:value-type="float" office:value="1.275" calcext:value-type="float">
            <text:p>1.275</text:p>
          </table:table-cell>
          <table:table-cell office:value-type="float" office:value="1.486" calcext:value-type="float">
            <text:p>1.486</text:p>
          </table:table-cell>
          <table:table-cell table:formula="of:=SQRT([.D26]*[.D26]+[.E26]*[.E26])" office:value-type="float" office:value="0.0219317121994613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3" table:formula="of:=[.A26]" office:value-type="float" office:value="1.275" calcext:value-type="float">
            <text:p>1.275</text:p>
          </table:table-cell>
          <table:table-cell table:style-name="ce3" table:formula="of:=SQRT([.B26])" office:value-type="float" office:value="1.21901599661366" calcext:value-type="float">
            <text:p>1.219</text:p>
          </table:table-cell>
          <table:table-cell table:style-name="ce3" table:formula="of:=[.C26]/(2*[.H26])" office:value-type="float" office:value="0.00899566218178679" calcext:value-type="float">
            <text:p>0.009</text:p>
          </table:table-cell>
          <table:table-cell/>
          <table:table-cell table:style-name="ce3" table:formula="of:=[.A26]" office:value-type="float" office:value="1.275" calcext:value-type="float">
            <text:p>1.275</text:p>
          </table:table-cell>
          <table:table-cell table:style-name="ce3" table:formula="of:=[.B26]*2" office:value-type="float" office:value="2.972" calcext:value-type="float">
            <text:p>2.972</text:p>
          </table:table-cell>
          <table:table-cell table:style-name="ce3" table:formula="of:=[.C26]*2" office:value-type="float" office:value="0.0438634243989226" calcext:value-type="float">
            <text:p>0.044</text:p>
          </table:table-cell>
          <table:table-cell table:style-name="ce3" table:formula="of:=[.M26]" office:value-type="float" office:value="0.0438634243989226" calcext:value-type="float">
            <text:p>0.044</text:p>
          </table:table-cell>
        </table:table-row>
        <table:table-row table:style-name="ro4">
          <table:table-cell table:formula="of:=SUM([.A26];0.05)" office:value-type="float" office:value="1.325" calcext:value-type="float">
            <text:p>1.325</text:p>
          </table:table-cell>
          <table:table-cell office:value-type="float" office:value="1.339" calcext:value-type="float">
            <text:p>1.339</text:p>
          </table:table-cell>
          <table:table-cell table:formula="of:=SQRT([.D27]*[.D27]+[.E27]*[.E27])" office:value-type="float" office:value="0.0417851648315524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9" calcext:value-type="float">
            <text:p>0.039</text:p>
          </table:table-cell>
          <table:table-cell/>
          <table:table-cell table:style-name="ce3" table:formula="of:=[.A27]" office:value-type="float" office:value="1.325" calcext:value-type="float">
            <text:p>1.325</text:p>
          </table:table-cell>
          <table:table-cell table:style-name="ce3" table:formula="of:=SQRT([.B27])" office:value-type="float" office:value="1.15715167545141" calcext:value-type="float">
            <text:p>1.157</text:p>
          </table:table-cell>
          <table:table-cell table:style-name="ce3" table:formula="of:=[.C27]/(2*[.H27])" office:value-type="float" office:value="0.0180551805428843" calcext:value-type="float">
            <text:p>0.018</text:p>
          </table:table-cell>
          <table:table-cell/>
          <table:table-cell table:style-name="ce3" table:formula="of:=[.A27]" office:value-type="float" office:value="1.325" calcext:value-type="float">
            <text:p>1.325</text:p>
          </table:table-cell>
          <table:table-cell table:style-name="ce3" table:formula="of:=[.B27]*2" office:value-type="float" office:value="2.678" calcext:value-type="float">
            <text:p>2.678</text:p>
          </table:table-cell>
          <table:table-cell table:style-name="ce3" table:formula="of:=[.C27]*2" office:value-type="float" office:value="0.0835703296631048" calcext:value-type="float">
            <text:p>0.084</text:p>
          </table:table-cell>
          <table:table-cell table:style-name="ce3" table:formula="of:=[.M27]" office:value-type="float" office:value="0.0835703296631048" calcext:value-type="float">
            <text:p>0.084</text:p>
          </table:table-cell>
        </table:table-row>
        <table:table-row table:style-name="ro4">
          <table:table-cell table:formula="of:=SUM([.A27];0.05)" office:value-type="float" office:value="1.375" calcext:value-type="float">
            <text:p>1.375</text:p>
          </table:table-cell>
          <table:table-cell office:value-type="float" office:value="1.229" calcext:value-type="float">
            <text:p>1.229</text:p>
          </table:table-cell>
          <table:table-cell table:formula="of:=SQRT([.D28]*[.D28]+[.E28]*[.E28])" office:value-type="float" office:value="0.026627053911388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3" table:formula="of:=[.A28]" office:value-type="float" office:value="1.375" calcext:value-type="float">
            <text:p>1.375</text:p>
          </table:table-cell>
          <table:table-cell table:style-name="ce3" table:formula="of:=SQRT([.B28])" office:value-type="float" office:value="1.10860272415325" calcext:value-type="float">
            <text:p>1.109</text:p>
          </table:table-cell>
          <table:table-cell table:style-name="ce3" table:formula="of:=[.C28]/(2*[.H28])" office:value-type="float" office:value="0.012009285802417" calcext:value-type="float">
            <text:p>0.012</text:p>
          </table:table-cell>
          <table:table-cell/>
          <table:table-cell table:style-name="ce3" table:formula="of:=[.A28]" office:value-type="float" office:value="1.375" calcext:value-type="float">
            <text:p>1.375</text:p>
          </table:table-cell>
          <table:table-cell table:style-name="ce3" table:formula="of:=[.B28]*2" office:value-type="float" office:value="2.458" calcext:value-type="float">
            <text:p>2.458</text:p>
          </table:table-cell>
          <table:table-cell table:style-name="ce3" table:formula="of:=[.C28]*2" office:value-type="float" office:value="0.0532541078227774" calcext:value-type="float">
            <text:p>0.053</text:p>
          </table:table-cell>
          <table:table-cell table:style-name="ce3" table:formula="of:=[.M28]" office:value-type="float" office:value="0.0532541078227774" calcext:value-type="float">
            <text:p>0.053</text:p>
          </table:table-cell>
        </table:table-row>
        <table:table-row table:style-name="ro4">
          <table:table-cell table:formula="of:=SUM([.A28];0.05)" office:value-type="float" office:value="1.425" calcext:value-type="float">
            <text:p>1.425</text:p>
          </table:table-cell>
          <table:table-cell office:value-type="float" office:value="1.132" calcext:value-type="float">
            <text:p>1.132</text:p>
          </table:table-cell>
          <table:table-cell table:formula="of:=SQRT([.D29]*[.D29]+[.E29]*[.E29])" office:value-type="float" office:value="0.0340147027033899" calcext:value-type="float">
            <text:p>0.0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3" table:formula="of:=[.A29]" office:value-type="float" office:value="1.425" calcext:value-type="float">
            <text:p>1.425</text:p>
          </table:table-cell>
          <table:table-cell table:style-name="ce3" table:formula="of:=SQRT([.B29])" office:value-type="float" office:value="1.06395488626163" calcext:value-type="float">
            <text:p>1.064</text:p>
          </table:table-cell>
          <table:table-cell table:style-name="ce3" table:formula="of:=[.C29]/(2*[.H29])" office:value-type="float" office:value="0.0159850305415231" calcext:value-type="float">
            <text:p>0.016</text:p>
          </table:table-cell>
          <table:table-cell/>
          <table:table-cell table:style-name="ce3" table:formula="of:=[.A29]" office:value-type="float" office:value="1.425" calcext:value-type="float">
            <text:p>1.425</text:p>
          </table:table-cell>
          <table:table-cell table:style-name="ce3" table:formula="of:=[.B29]*2" office:value-type="float" office:value="2.264" calcext:value-type="float">
            <text:p>2.264</text:p>
          </table:table-cell>
          <table:table-cell table:style-name="ce3" table:formula="of:=[.C29]*2" office:value-type="float" office:value="0.0680294054067798" calcext:value-type="float">
            <text:p>0.068</text:p>
          </table:table-cell>
          <table:table-cell table:style-name="ce3" table:formula="of:=[.M29]" office:value-type="float" office:value="0.0680294054067798" calcext:value-type="float">
            <text:p>0.068</text:p>
          </table:table-cell>
        </table:table-row>
        <table:table-row table:style-name="ro4">
          <table:table-cell table:formula="of:=SUM([.A29];0.05)" office:value-type="float" office:value="1.475" calcext:value-type="float">
            <text:p>1.475</text:p>
          </table:table-cell>
          <table:table-cell office:value-type="float" office:value="1.025" calcext:value-type="float">
            <text:p>1.025</text:p>
          </table:table-cell>
          <table:table-cell table:formula="of:=SQRT([.D30]*[.D30]+[.E30]*[.E30])" office:value-type="float" office:value="0.034928498393146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/>
          <table:table-cell table:style-name="ce3" table:formula="of:=[.A30]" office:value-type="float" office:value="1.475" calcext:value-type="float">
            <text:p>1.475</text:p>
          </table:table-cell>
          <table:table-cell table:style-name="ce3" table:formula="of:=SQRT([.B30])" office:value-type="float" office:value="1.01242283656583" calcext:value-type="float">
            <text:p>1.012</text:p>
          </table:table-cell>
          <table:table-cell table:style-name="ce3" table:formula="of:=[.C30]/(2*[.H30])" office:value-type="float" office:value="0.017249955814719" calcext:value-type="float">
            <text:p>0.017</text:p>
          </table:table-cell>
          <table:table-cell/>
          <table:table-cell table:style-name="ce3" table:formula="of:=[.A30]" office:value-type="float" office:value="1.475" calcext:value-type="float">
            <text:p>1.475</text:p>
          </table:table-cell>
          <table:table-cell table:style-name="ce3" table:formula="of:=[.B30]*2" office:value-type="float" office:value="2.05" calcext:value-type="float">
            <text:p>2.050</text:p>
          </table:table-cell>
          <table:table-cell table:style-name="ce3" table:formula="of:=[.C30]*2" office:value-type="float" office:value="0.069856996786292" calcext:value-type="float">
            <text:p>0.070</text:p>
          </table:table-cell>
          <table:table-cell table:style-name="ce3" table:formula="of:=[.M30]" office:value-type="float" office:value="0.069856996786292" calcext:value-type="float">
            <text:p>0.070</text:p>
          </table:table-cell>
        </table:table-row>
        <table:table-row table:style-name="ro4">
          <table:table-cell table:formula="of:=SUM([.A30];0.05)" office:value-type="float" office:value="1.525" calcext:value-type="float">
            <text:p>1.525</text:p>
          </table:table-cell>
          <table:table-cell office:value-type="float" office:value="0.913" calcext:value-type="float">
            <text:p>0.913</text:p>
          </table:table-cell>
          <table:table-cell table:formula="of:=SQRT([.D31]*[.D31]+[.E31]*[.E31])" office:value-type="float" office:value="0.0299666481275434" calcext:value-type="float">
            <text:p>0.03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3" table:formula="of:=[.A31]" office:value-type="float" office:value="1.525" calcext:value-type="float">
            <text:p>1.525</text:p>
          </table:table-cell>
          <table:table-cell table:style-name="ce3" table:formula="of:=SQRT([.B31])" office:value-type="float" office:value="0.9555103348473" calcext:value-type="float">
            <text:p>0.956</text:p>
          </table:table-cell>
          <table:table-cell table:style-name="ce3" table:formula="of:=[.C31]/(2*[.H31])" office:value-type="float" office:value="0.0156809649433736" calcext:value-type="float">
            <text:p>0.016</text:p>
          </table:table-cell>
          <table:table-cell/>
          <table:table-cell table:style-name="ce3" table:formula="of:=[.A31]" office:value-type="float" office:value="1.525" calcext:value-type="float">
            <text:p>1.525</text:p>
          </table:table-cell>
          <table:table-cell table:style-name="ce3" table:formula="of:=[.B31]*2" office:value-type="float" office:value="1.826" calcext:value-type="float">
            <text:p>1.826</text:p>
          </table:table-cell>
          <table:table-cell table:style-name="ce3" table:formula="of:=[.C31]*2" office:value-type="float" office:value="0.0599332962550868" calcext:value-type="float">
            <text:p>0.060</text:p>
          </table:table-cell>
          <table:table-cell table:style-name="ce3" table:formula="of:=[.M31]" office:value-type="float" office:value="0.0599332962550868" calcext:value-type="float">
            <text:p>0.060</text:p>
          </table:table-cell>
        </table:table-row>
        <table:table-row table:style-name="ro4">
          <table:table-cell table:formula="of:=SUM([.A31];0.05)" office:value-type="float" office:value="1.575" calcext:value-type="float">
            <text:p>1.575</text:p>
          </table:table-cell>
          <table:table-cell office:value-type="float" office:value="0.818" calcext:value-type="float">
            <text:p>0.818</text:p>
          </table:table-cell>
          <table:table-cell table:formula="of:=SQRT([.D32]*[.D32]+[.E32]*[.E32])" office:value-type="float" office:value="0.0191049731745428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/>
          <table:table-cell table:style-name="ce3" table:formula="of:=[.A32]" office:value-type="float" office:value="1.575" calcext:value-type="float">
            <text:p>1.575</text:p>
          </table:table-cell>
          <table:table-cell table:style-name="ce3" table:formula="of:=SQRT([.B32])" office:value-type="float" office:value="0.904433524367601" calcext:value-type="float">
            <text:p>0.904</text:p>
          </table:table-cell>
          <table:table-cell table:style-name="ce3" table:formula="of:=[.C32]/(2*[.H32])" office:value-type="float" office:value="0.0105618448784842" calcext:value-type="float">
            <text:p>0.011</text:p>
          </table:table-cell>
          <table:table-cell/>
          <table:table-cell table:style-name="ce3" table:formula="of:=[.A32]" office:value-type="float" office:value="1.575" calcext:value-type="float">
            <text:p>1.575</text:p>
          </table:table-cell>
          <table:table-cell table:style-name="ce3" table:formula="of:=[.B32]*2" office:value-type="float" office:value="1.636" calcext:value-type="float">
            <text:p>1.636</text:p>
          </table:table-cell>
          <table:table-cell table:style-name="ce3" table:formula="of:=[.C32]*2" office:value-type="float" office:value="0.0382099463490856" calcext:value-type="float">
            <text:p>0.038</text:p>
          </table:table-cell>
          <table:table-cell table:style-name="ce3" table:formula="of:=[.M32]" office:value-type="float" office:value="0.0382099463490856" calcext:value-type="float">
            <text:p>0.038</text:p>
          </table:table-cell>
        </table:table-row>
        <table:table-row table:style-name="ro4">
          <table:table-cell table:formula="of:=SUM([.A32];0.05)" office:value-type="float" office:value="1.625" calcext:value-type="float">
            <text:p>1.625</text:p>
          </table:table-cell>
          <table:table-cell office:value-type="float" office:value="0.711" calcext:value-type="float">
            <text:p>0.711</text:p>
          </table:table-cell>
          <table:table-cell table:formula="of:=SQRT([.D33]*[.D33]+[.E33]*[.E33])" office:value-type="float" office:value="0.0169705627484771" calcext:value-type="float">
            <text:p>0.017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style-name="ce3" table:formula="of:=[.A33]" office:value-type="float" office:value="1.625" calcext:value-type="float">
            <text:p>1.625</text:p>
          </table:table-cell>
          <table:table-cell table:style-name="ce3" table:formula="of:=SQRT([.B33])" office:value-type="float" office:value="0.843208159353312" calcext:value-type="float">
            <text:p>0.843</text:p>
          </table:table-cell>
          <table:table-cell table:style-name="ce3" table:formula="of:=[.C33]/(2*[.H33])" office:value-type="float" office:value="0.0100630921085326" calcext:value-type="float">
            <text:p>0.010</text:p>
          </table:table-cell>
          <table:table-cell/>
          <table:table-cell table:style-name="ce3" table:formula="of:=[.A33]" office:value-type="float" office:value="1.625" calcext:value-type="float">
            <text:p>1.625</text:p>
          </table:table-cell>
          <table:table-cell table:style-name="ce3" table:formula="of:=[.B33]*2" office:value-type="float" office:value="1.422" calcext:value-type="float">
            <text:p>1.422</text:p>
          </table:table-cell>
          <table:table-cell table:style-name="ce3" table:formula="of:=[.C33]*2" office:value-type="float" office:value="0.0339411254969542" calcext:value-type="float">
            <text:p>0.034</text:p>
          </table:table-cell>
          <table:table-cell table:style-name="ce3" table:formula="of:=[.M33]" office:value-type="float" office:value="0.0339411254969542" calcext:value-type="float">
            <text:p>0.034</text:p>
          </table:table-cell>
        </table:table-row>
        <table:table-row table:style-name="ro4">
          <table:table-cell table:formula="of:=SUM([.A33];0.05)" office:value-type="float" office:value="1.675" calcext:value-type="float">
            <text:p>1.675</text:p>
          </table:table-cell>
          <table:table-cell office:value-type="float" office:value="0.636" calcext:value-type="float">
            <text:p>0.636</text:p>
          </table:table-cell>
          <table:table-cell table:formula="of:=SQRT([.D34]*[.D34]+[.E34]*[.E34])" office:value-type="float" office:value="0.0169705627484771" calcext:value-type="float">
            <text:p>0.017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style-name="ce3" table:formula="of:=[.A34]" office:value-type="float" office:value="1.675" calcext:value-type="float">
            <text:p>1.675</text:p>
          </table:table-cell>
          <table:table-cell table:style-name="ce3" table:formula="of:=SQRT([.B34])" office:value-type="float" office:value="0.797496081495075" calcext:value-type="float">
            <text:p>0.797</text:p>
          </table:table-cell>
          <table:table-cell table:style-name="ce3" table:formula="of:=[.C34]/(2*[.H34])" office:value-type="float" office:value="0.0106399035319786" calcext:value-type="float">
            <text:p>0.011</text:p>
          </table:table-cell>
          <table:table-cell/>
          <table:table-cell table:style-name="ce3" table:formula="of:=[.A34]" office:value-type="float" office:value="1.675" calcext:value-type="float">
            <text:p>1.675</text:p>
          </table:table-cell>
          <table:table-cell table:style-name="ce3" table:formula="of:=[.B34]*2" office:value-type="float" office:value="1.272" calcext:value-type="float">
            <text:p>1.272</text:p>
          </table:table-cell>
          <table:table-cell table:style-name="ce3" table:formula="of:=[.C34]*2" office:value-type="float" office:value="0.0339411254969542" calcext:value-type="float">
            <text:p>0.034</text:p>
          </table:table-cell>
          <table:table-cell table:style-name="ce3" table:formula="of:=[.M34]" office:value-type="float" office:value="0.0339411254969542" calcext:value-type="float">
            <text:p>0.034</text:p>
          </table:table-cell>
        </table:table-row>
        <table:table-row table:style-name="ro4">
          <table:table-cell table:formula="of:=SUM([.A34];0.05)" office:value-type="float" office:value="1.725" calcext:value-type="float">
            <text:p>1.725</text:p>
          </table:table-cell>
          <table:table-cell office:value-type="float" office:value="0.576" calcext:value-type="float">
            <text:p>0.576</text:p>
          </table:table-cell>
          <table:table-cell table:formula="of:=SQRT([.D35]*[.D35]+[.E35]*[.E35])" office:value-type="float" office:value="0.014866068747318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/>
          <table:table-cell table:style-name="ce3" table:formula="of:=[.A35]" office:value-type="float" office:value="1.725" calcext:value-type="float">
            <text:p>1.725</text:p>
          </table:table-cell>
          <table:table-cell table:style-name="ce3" table:formula="of:=SQRT([.B35])" office:value-type="float" office:value="0.758946638440411" calcext:value-type="float">
            <text:p>0.759</text:p>
          </table:table-cell>
          <table:table-cell table:style-name="ce3" table:formula="of:=[.C35]/(2*[.H35])" office:value-type="float" office:value="0.00979388272795263" calcext:value-type="float">
            <text:p>0.010</text:p>
          </table:table-cell>
          <table:table-cell/>
          <table:table-cell table:style-name="ce3" table:formula="of:=[.A35]" office:value-type="float" office:value="1.725" calcext:value-type="float">
            <text:p>1.725</text:p>
          </table:table-cell>
          <table:table-cell table:style-name="ce3" table:formula="of:=[.B35]*2" office:value-type="float" office:value="1.152" calcext:value-type="float">
            <text:p>1.152</text:p>
          </table:table-cell>
          <table:table-cell table:style-name="ce3" table:formula="of:=[.C35]*2" office:value-type="float" office:value="0.029732137494637" calcext:value-type="float">
            <text:p>0.030</text:p>
          </table:table-cell>
          <table:table-cell table:style-name="ce3" table:formula="of:=[.M35]" office:value-type="float" office:value="0.029732137494637" calcext:value-type="float">
            <text:p>0.030</text:p>
          </table:table-cell>
        </table:table-row>
        <table:table-row table:style-name="ro4">
          <table:table-cell table:formula="of:=SUM([.A35];0.05)" office:value-type="float" office:value="1.775" calcext:value-type="float">
            <text:p>1.775</text:p>
          </table:table-cell>
          <table:table-cell office:value-type="float" office:value="0.511" calcext:value-type="float">
            <text:p>0.511</text:p>
          </table:table-cell>
          <table:table-cell table:formula="of:=SQRT([.D36]*[.D36]+[.E36]*[.E36])" office:value-type="float" office:value="0.014422205101856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3" table:formula="of:=[.A36]" office:value-type="float" office:value="1.775" calcext:value-type="float">
            <text:p>1.775</text:p>
          </table:table-cell>
          <table:table-cell table:style-name="ce3" table:formula="of:=SQRT([.B36])" office:value-type="float" office:value="0.714842640026461" calcext:value-type="float">
            <text:p>0.715</text:p>
          </table:table-cell>
          <table:table-cell table:style-name="ce3" table:formula="of:=[.C36]/(2*[.H36])" office:value-type="float" office:value="0.0100876782485458" calcext:value-type="float">
            <text:p>0.010</text:p>
          </table:table-cell>
          <table:table-cell/>
          <table:table-cell table:style-name="ce3" table:formula="of:=[.A36]" office:value-type="float" office:value="1.775" calcext:value-type="float">
            <text:p>1.775</text:p>
          </table:table-cell>
          <table:table-cell table:style-name="ce3" table:formula="of:=[.B36]*2" office:value-type="float" office:value="1.022" calcext:value-type="float">
            <text:p>1.022</text:p>
          </table:table-cell>
          <table:table-cell table:style-name="ce3" table:formula="of:=[.C36]*2" office:value-type="float" office:value="0.028844410203712" calcext:value-type="float">
            <text:p>0.029</text:p>
          </table:table-cell>
          <table:table-cell table:style-name="ce3" table:formula="of:=[.M36]" office:value-type="float" office:value="0.028844410203712" calcext:value-type="float">
            <text:p>0.029</text:p>
          </table:table-cell>
        </table:table-row>
        <table:table-row table:style-name="ro4">
          <table:table-cell table:formula="of:=SUM([.A36];0.05)" office:value-type="float" office:value="1.825" calcext:value-type="float">
            <text:p>1.825</text:p>
          </table:table-cell>
          <table:table-cell office:value-type="float" office:value="0.439" calcext:value-type="float">
            <text:p>0.439</text:p>
          </table:table-cell>
          <table:table-cell table:formula="of:=SQRT([.D37]*[.D37]+[.E37]*[.E37])" office:value-type="float" office:value="0.013038404810405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3" table:formula="of:=[.A37]" office:value-type="float" office:value="1.825" calcext:value-type="float">
            <text:p>1.825</text:p>
          </table:table-cell>
          <table:table-cell table:style-name="ce3" table:formula="of:=SQRT([.B37])" office:value-type="float" office:value="0.662570750939098" calcext:value-type="float">
            <text:p>0.663</text:p>
          </table:table-cell>
          <table:table-cell table:style-name="ce3" table:formula="of:=[.C37]/(2*[.H37])" office:value-type="float" office:value="0.00983925474519155" calcext:value-type="float">
            <text:p>0.010</text:p>
          </table:table-cell>
          <table:table-cell/>
          <table:table-cell table:style-name="ce3" table:formula="of:=[.A37]" office:value-type="float" office:value="1.825" calcext:value-type="float">
            <text:p>1.825</text:p>
          </table:table-cell>
          <table:table-cell table:style-name="ce3" table:formula="of:=[.B37]*2" office:value-type="float" office:value="0.878" calcext:value-type="float">
            <text:p>0.878</text:p>
          </table:table-cell>
          <table:table-cell table:style-name="ce3" table:formula="of:=[.C37]*2" office:value-type="float" office:value="0.0260768096208106" calcext:value-type="float">
            <text:p>0.026</text:p>
          </table:table-cell>
          <table:table-cell table:style-name="ce3" table:formula="of:=[.M37]" office:value-type="float" office:value="0.0260768096208106" calcext:value-type="float">
            <text:p>0.026</text:p>
          </table:table-cell>
        </table:table-row>
        <table:table-row table:style-name="ro4">
          <table:table-cell table:formula="of:=SUM([.A37];0.05)" office:value-type="float" office:value="1.875" calcext:value-type="float">
            <text:p>1.875</text:p>
          </table:table-cell>
          <table:table-cell office:value-type="float" office:value="0.382" calcext:value-type="float">
            <text:p>0.382</text:p>
          </table:table-cell>
          <table:table-cell table:formula="of:=SQRT([.D38]*[.D38]+[.E38]*[.E38])" office:value-type="float" office:value="0.0125299640861417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3" table:formula="of:=[.A38]" office:value-type="float" office:value="1.875" calcext:value-type="float">
            <text:p>1.875</text:p>
          </table:table-cell>
          <table:table-cell table:style-name="ce3" table:formula="of:=SQRT([.B38])" office:value-type="float" office:value="0.618061485614498" calcext:value-type="float">
            <text:p>0.618</text:p>
          </table:table-cell>
          <table:table-cell table:style-name="ce3" table:formula="of:=[.C38]/(2*[.H38])" office:value-type="float" office:value="0.0101365029028495" calcext:value-type="float">
            <text:p>0.010</text:p>
          </table:table-cell>
          <table:table-cell/>
          <table:table-cell table:style-name="ce3" table:formula="of:=[.A38]" office:value-type="float" office:value="1.875" calcext:value-type="float">
            <text:p>1.875</text:p>
          </table:table-cell>
          <table:table-cell table:style-name="ce3" table:formula="of:=[.B38]*2" office:value-type="float" office:value="0.764" calcext:value-type="float">
            <text:p>0.764</text:p>
          </table:table-cell>
          <table:table-cell table:style-name="ce3" table:formula="of:=[.C38]*2" office:value-type="float" office:value="0.0250599281722834" calcext:value-type="float">
            <text:p>0.025</text:p>
          </table:table-cell>
          <table:table-cell table:style-name="ce3" table:formula="of:=[.M38]" office:value-type="float" office:value="0.0250599281722834" calcext:value-type="float">
            <text:p>0.025</text:p>
          </table:table-cell>
        </table:table-row>
        <table:table-row table:style-name="ro4">
          <table:table-cell table:formula="of:=SUM([.A38];0.05)" office:value-type="float" office:value="1.925" calcext:value-type="float">
            <text:p>1.925</text:p>
          </table:table-cell>
          <table:table-cell office:value-type="float" office:value="0.318" calcext:value-type="float">
            <text:p>0.318</text:p>
          </table:table-cell>
          <table:table-cell table:formula="of:=SQRT([.D39]*[.D39]+[.E39]*[.E39])" office:value-type="float" office:value="0.0120830459735946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3" table:formula="of:=[.A39]" office:value-type="float" office:value="1.925" calcext:value-type="float">
            <text:p>1.925</text:p>
          </table:table-cell>
          <table:table-cell table:style-name="ce3" table:formula="of:=SQRT([.B39])" office:value-type="float" office:value="0.563914887194867" calcext:value-type="float">
            <text:p>0.564</text:p>
          </table:table-cell>
          <table:table-cell table:style-name="ce3" table:formula="of:=[.C39]/(2*[.H39])" office:value-type="float" office:value="0.0107135369609591" calcext:value-type="float">
            <text:p>0.011</text:p>
          </table:table-cell>
          <table:table-cell/>
          <table:table-cell table:style-name="ce3" table:formula="of:=[.A39]" office:value-type="float" office:value="1.925" calcext:value-type="float">
            <text:p>1.925</text:p>
          </table:table-cell>
          <table:table-cell table:style-name="ce3" table:formula="of:=[.B39]*2" office:value-type="float" office:value="0.636" calcext:value-type="float">
            <text:p>0.636</text:p>
          </table:table-cell>
          <table:table-cell table:style-name="ce3" table:formula="of:=[.C39]*2" office:value-type="float" office:value="0.0241660919471892" calcext:value-type="float">
            <text:p>0.024</text:p>
          </table:table-cell>
          <table:table-cell table:style-name="ce3" table:formula="of:=[.M39]" office:value-type="float" office:value="0.0241660919471892" calcext:value-type="float">
            <text:p>0.024</text:p>
          </table:table-cell>
        </table:table-row>
        <table:table-row table:style-name="ro4">
          <table:table-cell table:formula="of:=SUM([.A39];0.05)" office:value-type="float" office:value="1.975" calcext:value-type="float">
            <text:p>1.975</text:p>
          </table:table-cell>
          <table:table-cell office:value-type="float" office:value="0.255" calcext:value-type="float">
            <text:p>0.255</text:p>
          </table:table-cell>
          <table:table-cell table:formula="of:=SQRT([.D40]*[.D40]+[.E40]*[.E40])" office:value-type="float" office:value="0.010770329614269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3" table:formula="of:=[.A40]" office:value-type="float" office:value="1.975" calcext:value-type="float">
            <text:p>1.975</text:p>
          </table:table-cell>
          <table:table-cell table:style-name="ce3" table:formula="of:=SQRT([.B40])" office:value-type="float" office:value="0.504975246918104" calcext:value-type="float">
            <text:p>0.505</text:p>
          </table:table-cell>
          <table:table-cell table:style-name="ce3" table:formula="of:=[.C40]/(2*[.H40])" office:value-type="float" office:value="0.0106642154046174" calcext:value-type="float">
            <text:p>0.011</text:p>
          </table:table-cell>
          <table:table-cell/>
          <table:table-cell table:style-name="ce3" table:formula="of:=[.A40]" office:value-type="float" office:value="1.975" calcext:value-type="float">
            <text:p>1.975</text:p>
          </table:table-cell>
          <table:table-cell table:style-name="ce3" table:formula="of:=[.B40]*2" office:value-type="float" office:value="0.51" calcext:value-type="float">
            <text:p>0.510</text:p>
          </table:table-cell>
          <table:table-cell table:style-name="ce3" table:formula="of:=[.C40]*2" office:value-type="float" office:value="0.021540659228538" calcext:value-type="float">
            <text:p>0.022</text:p>
          </table:table-cell>
          <table:table-cell table:style-name="ce3" table:formula="of:=[.M40]" office:value-type="float" office:value="0.021540659228538" calcext:value-type="float">
            <text:p>0.022</text:p>
          </table:table-cell>
        </table:table-row>
        <table:table-row table:style-name="ro4">
          <table:table-cell table:formula="of:=SUM([.A40];0.05)" office:value-type="float" office:value="2.025" calcext:value-type="float">
            <text:p>2.025</text:p>
          </table:table-cell>
          <table:table-cell office:value-type="float" office:value="0.211" calcext:value-type="float">
            <text:p>0.211</text:p>
          </table:table-cell>
          <table:table-cell table:formula="of:=SQRT([.D41]*[.D41]+[.E41]*[.E41])" office:value-type="float" office:value="0.0098488578017961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3" table:formula="of:=[.A41]" office:value-type="float" office:value="2.025" calcext:value-type="float">
            <text:p>2.025</text:p>
          </table:table-cell>
          <table:table-cell table:style-name="ce3" table:formula="of:=SQRT([.B41])" office:value-type="float" office:value="0.459347363114234" calcext:value-type="float">
            <text:p>0.459</text:p>
          </table:table-cell>
          <table:table-cell table:style-name="ce3" table:formula="of:=[.C41]/(2*[.H41])" office:value-type="float" office:value="0.0107204901918059" calcext:value-type="float">
            <text:p>0.011</text:p>
          </table:table-cell>
          <table:table-cell/>
          <table:table-cell table:style-name="ce3" table:formula="of:=[.A41]" office:value-type="float" office:value="2.025" calcext:value-type="float">
            <text:p>2.025</text:p>
          </table:table-cell>
          <table:table-cell table:style-name="ce3" table:formula="of:=[.B41]*2" office:value-type="float" office:value="0.422" calcext:value-type="float">
            <text:p>0.422</text:p>
          </table:table-cell>
          <table:table-cell table:style-name="ce3" table:formula="of:=[.C41]*2" office:value-type="float" office:value="0.0196977156035922" calcext:value-type="float">
            <text:p>0.020</text:p>
          </table:table-cell>
          <table:table-cell table:style-name="ce3" table:formula="of:=[.M41]" office:value-type="float" office:value="0.0196977156035922" calcext:value-type="float">
            <text:p>0.020</text:p>
          </table:table-cell>
        </table:table-row>
        <table:table-row table:style-name="ro4">
          <table:table-cell table:formula="of:=SUM([.A41];0.05)" office:value-type="float" office:value="2.075" calcext:value-type="float">
            <text:p>2.075</text:p>
          </table:table-cell>
          <table:table-cell office:value-type="float" office:value="0.162" calcext:value-type="float">
            <text:p>0.162</text:p>
          </table:table-cell>
          <table:table-cell table:formula="of:=SQRT([.D42]*[.D42]+[.E42]*[.E42])" office:value-type="float" office:value="0.0104403065089106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3" table:formula="of:=[.A42]" office:value-type="float" office:value="2.075" calcext:value-type="float">
            <text:p>2.075</text:p>
          </table:table-cell>
          <table:table-cell table:style-name="ce3" table:formula="of:=SQRT([.B42])" office:value-type="float" office:value="0.402492235949962" calcext:value-type="float">
            <text:p>0.402</text:p>
          </table:table-cell>
          <table:table-cell table:style-name="ce3" table:formula="of:=[.C42]/(2*[.H42])" office:value-type="float" office:value="0.0129695750332542" calcext:value-type="float">
            <text:p>0.013</text:p>
          </table:table-cell>
          <table:table-cell/>
          <table:table-cell table:style-name="ce3" table:formula="of:=[.A42]" office:value-type="float" office:value="2.075" calcext:value-type="float">
            <text:p>2.075</text:p>
          </table:table-cell>
          <table:table-cell table:style-name="ce3" table:formula="of:=[.B42]*2" office:value-type="float" office:value="0.324" calcext:value-type="float">
            <text:p>0.324</text:p>
          </table:table-cell>
          <table:table-cell table:style-name="ce3" table:formula="of:=[.C42]*2" office:value-type="float" office:value="0.0208806130178212" calcext:value-type="float">
            <text:p>0.021</text:p>
          </table:table-cell>
          <table:table-cell table:style-name="ce3" table:formula="of:=[.M42]" office:value-type="float" office:value="0.0208806130178212" calcext:value-type="float">
            <text:p>0.021</text:p>
          </table:table-cell>
        </table:table-row>
        <table:table-row table:style-name="ro4">
          <table:table-cell table:formula="of:=SUM([.A42];0.05)" office:value-type="float" office:value="2.125" calcext:value-type="float">
            <text:p>2.125</text:p>
          </table:table-cell>
          <table:table-cell office:value-type="float" office:value="0.117" calcext:value-type="float">
            <text:p>0.117</text:p>
          </table:table-cell>
          <table:table-cell table:formula="of:=SQRT([.D43]*[.D43]+[.E43]*[.E43])" office:value-type="float" office:value="0.00948683298050514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3" table:formula="of:=[.A43]" office:value-type="float" office:value="2.125" calcext:value-type="float">
            <text:p>2.125</text:p>
          </table:table-cell>
          <table:table-cell table:style-name="ce3" table:formula="of:=SQRT([.B43])" office:value-type="float" office:value="0.342052627529741" calcext:value-type="float">
            <text:p>0.342</text:p>
          </table:table-cell>
          <table:table-cell table:style-name="ce3" table:formula="of:=[.C43]/(2*[.H43])" office:value-type="float" office:value="0.0138675049056307" calcext:value-type="float">
            <text:p>0.014</text:p>
          </table:table-cell>
          <table:table-cell/>
          <table:table-cell table:style-name="ce3" table:formula="of:=[.A43]" office:value-type="float" office:value="2.125" calcext:value-type="float">
            <text:p>2.125</text:p>
          </table:table-cell>
          <table:table-cell table:style-name="ce3" table:formula="of:=[.B43]*2" office:value-type="float" office:value="0.234" calcext:value-type="float">
            <text:p>0.234</text:p>
          </table:table-cell>
          <table:table-cell table:style-name="ce3" table:formula="of:=[.C43]*2" office:value-type="float" office:value="0.0189736659610103" calcext:value-type="float">
            <text:p>0.019</text:p>
          </table:table-cell>
          <table:table-cell table:style-name="ce3" table:formula="of:=[.M43]" office:value-type="float" office:value="0.0189736659610103" calcext:value-type="float">
            <text:p>0.019</text:p>
          </table:table-cell>
        </table:table-row>
        <table:table-row table:style-name="ro4">
          <table:table-cell table:formula="of:=SUM([.A43];0.05)" office:value-type="float" office:value="2.175" calcext:value-type="float">
            <text:p>2.175</text:p>
          </table:table-cell>
          <table:table-cell office:value-type="float" office:value="0.085" calcext:value-type="float">
            <text:p>0.085</text:p>
          </table:table-cell>
          <table:table-cell table:formula="of:=SQRT([.D44]*[.D44]+[.E44]*[.E44])" office:value-type="float" office:value="0.00854400374531753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3" table:formula="of:=[.A44]" office:value-type="float" office:value="2.175" calcext:value-type="float">
            <text:p>2.175</text:p>
          </table:table-cell>
          <table:table-cell table:style-name="ce3" table:formula="of:=SQRT([.B44])" office:value-type="float" office:value="0.291547594742265" calcext:value-type="float">
            <text:p>0.292</text:p>
          </table:table-cell>
          <table:table-cell table:style-name="ce3" table:formula="of:=[.C44]/(2*[.H44])" office:value-type="float" office:value="0.0146528455377425" calcext:value-type="float">
            <text:p>0.015</text:p>
          </table:table-cell>
          <table:table-cell/>
          <table:table-cell table:style-name="ce3" table:formula="of:=[.A44]" office:value-type="float" office:value="2.175" calcext:value-type="float">
            <text:p>2.175</text:p>
          </table:table-cell>
          <table:table-cell table:style-name="ce3" table:formula="of:=[.B44]*2" office:value-type="float" office:value="0.17" calcext:value-type="float">
            <text:p>0.170</text:p>
          </table:table-cell>
          <table:table-cell table:style-name="ce3" table:formula="of:=[.C44]*2" office:value-type="float" office:value="0.0170880074906351" calcext:value-type="float">
            <text:p>0.017</text:p>
          </table:table-cell>
          <table:table-cell table:style-name="ce3" table:formula="of:=[.M44]" office:value-type="float" office:value="0.0170880074906351" calcext:value-type="float">
            <text:p>0.017</text:p>
          </table:table-cell>
        </table:table-row>
        <table:table-row table:style-name="ro4">
          <table:table-cell table:formula="of:=SUM([.A44];0.05)" office:value-type="float" office:value="2.225" calcext:value-type="float">
            <text:p>2.225</text:p>
          </table:table-cell>
          <table:table-cell office:value-type="float" office:value="0.06" calcext:value-type="float">
            <text:p>0.060</text:p>
          </table:table-cell>
          <table:table-cell table:formula="of:=SQRT([.D45]*[.D45]+[.E45]*[.E45])" office:value-type="float" office:value="0.00824621125123532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3" table:formula="of:=[.A45]" office:value-type="float" office:value="2.225" calcext:value-type="float">
            <text:p>2.225</text:p>
          </table:table-cell>
          <table:table-cell table:style-name="ce3" table:formula="of:=SQRT([.B45])" office:value-type="float" office:value="0.244948974278318" calcext:value-type="float">
            <text:p>0.245</text:p>
          </table:table-cell>
          <table:table-cell table:style-name="ce3" table:formula="of:=[.C45]/(2*[.H45])" office:value-type="float" office:value="0.0168325082306035" calcext:value-type="float">
            <text:p>0.017</text:p>
          </table:table-cell>
          <table:table-cell/>
          <table:table-cell table:style-name="ce3" table:formula="of:=[.A45]" office:value-type="float" office:value="2.225" calcext:value-type="float">
            <text:p>2.225</text:p>
          </table:table-cell>
          <table:table-cell table:style-name="ce3" table:formula="of:=[.B45]*2" office:value-type="float" office:value="0.12" calcext:value-type="float">
            <text:p>0.120</text:p>
          </table:table-cell>
          <table:table-cell table:style-name="ce3" table:formula="of:=[.C45]*2" office:value-type="float" office:value="0.0164924225024706" calcext:value-type="float">
            <text:p>0.016</text:p>
          </table:table-cell>
          <table:table-cell table:style-name="ce3" table:formula="of:=[.M45]" office:value-type="float" office:value="0.0164924225024706" calcext:value-type="float">
            <text:p>0.016</text:p>
          </table:table-cell>
        </table:table-row>
        <table:table-row table:style-name="ro4">
          <table:table-cell table:formula="of:=SUM([.A45];0.05)" office:value-type="float" office:value="2.275" calcext:value-type="float">
            <text:p>2.275</text:p>
          </table:table-cell>
          <table:table-cell office:value-type="float" office:value="0.04" calcext:value-type="float">
            <text:p>0.040</text:p>
          </table:table-cell>
          <table:table-cell table:formula="of:=SQRT([.D46]*[.D46]+[.E46]*[.E46])" office:value-type="float" office:value="0.00632455532033676" calcext:value-type="float">
            <text:p>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3" table:formula="of:=[.A46]" office:value-type="float" office:value="2.275" calcext:value-type="float">
            <text:p>2.275</text:p>
          </table:table-cell>
          <table:table-cell table:style-name="ce3" table:formula="of:=SQRT([.B46])" office:value-type="float" office:value="0.2" calcext:value-type="float">
            <text:p>0.200</text:p>
          </table:table-cell>
          <table:table-cell table:style-name="ce3" table:formula="of:=[.C46]/(2*[.H46])" office:value-type="float" office:value="0.0158113883008419" calcext:value-type="float">
            <text:p>0.016</text:p>
          </table:table-cell>
          <table:table-cell/>
          <table:table-cell table:style-name="ce3" table:formula="of:=[.A46]" office:value-type="float" office:value="2.275" calcext:value-type="float">
            <text:p>2.275</text:p>
          </table:table-cell>
          <table:table-cell table:style-name="ce3" table:formula="of:=[.B46]*2" office:value-type="float" office:value="0.08" calcext:value-type="float">
            <text:p>0.080</text:p>
          </table:table-cell>
          <table:table-cell table:style-name="ce3" table:formula="of:=[.C46]*2" office:value-type="float" office:value="0.0126491106406735" calcext:value-type="float">
            <text:p>0.013</text:p>
          </table:table-cell>
          <table:table-cell table:style-name="ce3" table:formula="of:=[.M46]" office:value-type="float" office:value="0.0126491106406735" calcext:value-type="float">
            <text:p>0.013</text:p>
          </table:table-cell>
        </table:table-row>
        <table:table-row table:style-name="ro4">
          <table:table-cell table:formula="of:=SUM([.A46];0.05)" office:value-type="float" office:value="2.325" calcext:value-type="float">
            <text:p>2.325</text:p>
          </table:table-cell>
          <table:table-cell office:value-type="float" office:value="0.027" calcext:value-type="float">
            <text:p>0.027</text:p>
          </table:table-cell>
          <table:table-cell table:formula="of:=SQRT([.D47]*[.D47]+[.E47]*[.E47])" office:value-type="float" office:value="0.0104403065089106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3" table:formula="of:=[.A47]" office:value-type="float" office:value="2.325" calcext:value-type="float">
            <text:p>2.325</text:p>
          </table:table-cell>
          <table:table-cell table:style-name="ce3" table:formula="of:=SQRT([.B47])" office:value-type="float" office:value="0.16431676725155" calcext:value-type="float">
            <text:p>0.164</text:p>
          </table:table-cell>
          <table:table-cell table:style-name="ce3" table:formula="of:=[.C47]/(2*[.H47])" office:value-type="float" office:value="0.0317688410122129" calcext:value-type="float">
            <text:p>0.032</text:p>
          </table:table-cell>
          <table:table-cell/>
          <table:table-cell table:style-name="ce3" table:formula="of:=[.A47]" office:value-type="float" office:value="2.325" calcext:value-type="float">
            <text:p>2.325</text:p>
          </table:table-cell>
          <table:table-cell table:style-name="ce3" table:formula="of:=[.B47]*2" office:value-type="float" office:value="0.054" calcext:value-type="float">
            <text:p>0.054</text:p>
          </table:table-cell>
          <table:table-cell table:style-name="ce3" table:formula="of:=[.C47]*2" office:value-type="float" office:value="0.0208806130178212" calcext:value-type="float">
            <text:p>0.021</text:p>
          </table:table-cell>
          <table:table-cell table:style-name="ce3" table:formula="of:=[.M47]" office:value-type="float" office:value="0.0208806130178212" calcext:value-type="float">
            <text:p>0.021</text:p>
          </table:table-cell>
        </table:table-row>
        <table:table-row table:style-name="ro4">
          <table:table-cell table:formula="of:=SUM([.A47];0.05)" office:value-type="float" office:value="2.375" calcext:value-type="float">
            <text:p>2.375</text:p>
          </table:table-cell>
          <table:table-cell office:value-type="float" office:value="0.019" calcext:value-type="float">
            <text:p>0.019</text:p>
          </table:table-cell>
          <table:table-cell table:formula="of:=SQRT([.D48]*[.D48]+[.E48]*[.E48])" office:value-type="float" office:value="0.0201246117974981" calcext:value-type="float">
            <text:p>0.02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/>
          <table:table-cell table:style-name="ce3" table:formula="of:=[.A48]" office:value-type="float" office:value="2.375" calcext:value-type="float">
            <text:p>2.375</text:p>
          </table:table-cell>
          <table:table-cell table:style-name="ce3" table:formula="of:=SQRT([.B48])" office:value-type="float" office:value="0.137840487520902" calcext:value-type="float">
            <text:p>0.138</text:p>
          </table:table-cell>
          <table:table-cell table:style-name="ce3" table:formula="of:=[.C48]/(2*[.H48])" office:value-type="float" office:value="0.0729996395088432" calcext:value-type="float">
            <text:p>0.073</text:p>
          </table:table-cell>
          <table:table-cell/>
          <table:table-cell table:style-name="ce3" table:formula="of:=[.A48]" office:value-type="float" office:value="2.375" calcext:value-type="float">
            <text:p>2.375</text:p>
          </table:table-cell>
          <table:table-cell table:style-name="ce3" table:formula="of:=[.B48]*2" office:value-type="float" office:value="0.038" calcext:value-type="float">
            <text:p>0.038</text:p>
          </table:table-cell>
          <table:table-cell table:style-name="ce3" table:formula="of:=[.C48]*2" office:value-type="float" office:value="0.0402492235949962" calcext:value-type="float">
            <text:p>0.040</text:p>
          </table:table-cell>
          <table:table-cell table:style-name="ce3" table:formula="of:=[.M48]" office:value-type="float" office:value="0.0402492235949962" calcext:value-type="float">
            <text:p>0.040</text:p>
          </table:table-cell>
        </table:table-row>
        <table:table-row table:style-name="ro4">
          <table:table-cell table:formula="of:=SUM([.A48];0.05)" office:value-type="float" office:value="2.425" calcext:value-type="float">
            <text:p>2.425</text:p>
          </table:table-cell>
          <table:table-cell office:value-type="float" office:value="0.017" calcext:value-type="float">
            <text:p>0.017</text:p>
          </table:table-cell>
          <table:table-cell table:formula="of:=SQRT([.D49]*[.D49]+[.E49]*[.E49])" office:value-type="float" office:value="0.025298221281347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3" table:formula="of:=[.A49]" office:value-type="float" office:value="2.425" calcext:value-type="float">
            <text:p>2.425</text:p>
          </table:table-cell>
          <table:table-cell table:style-name="ce3" table:formula="of:=SQRT([.B49])" office:value-type="float" office:value="0.130384048104053" calcext:value-type="float">
            <text:p>0.130</text:p>
          </table:table-cell>
          <table:table-cell table:style-name="ce3" table:formula="of:=[.C49]/(2*[.H49])" office:value-type="float" office:value="0.0970142500145332" calcext:value-type="float">
            <text:p>0.097</text:p>
          </table:table-cell>
          <table:table-cell/>
          <table:table-cell table:style-name="ce3" table:formula="of:=[.A49]" office:value-type="float" office:value="2.425" calcext:value-type="float">
            <text:p>2.425</text:p>
          </table:table-cell>
          <table:table-cell table:style-name="ce3" table:formula="of:=[.B49]*2" office:value-type="float" office:value="0.034" calcext:value-type="float">
            <text:p>0.034</text:p>
          </table:table-cell>
          <table:table-cell table:style-name="ce3" table:formula="of:=[.C49]*2" office:value-type="float" office:value="0.050596442562694" calcext:value-type="float">
            <text:p>0.051</text:p>
          </table:table-cell>
          <table:table-cell table:style-name="ce3" table:formula="of:=[.M49]" office:value-type="float" office:value="0.050596442562694" calcext:value-type="float">
            <text:p>0.051</text:p>
          </table:table-cell>
        </table:table-row>
        <table:table-row table:style-name="ro4">
          <table:table-cell table:formula="of:=SUM([.A49];0.05)" office:value-type="float" office:value="2.475" calcext:value-type="float">
            <text:p>2.475</text:p>
          </table:table-cell>
          <table:table-cell office:value-type="float" office:value="0.017" calcext:value-type="float">
            <text:p>0.017</text:p>
          </table:table-cell>
          <table:table-cell table:formula="of:=SQRT([.D50]*[.D50]+[.E50]*[.E50])" office:value-type="float" office:value="0.0199248588451713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3" table:formula="of:=[.A50]" office:value-type="float" office:value="2.475" calcext:value-type="float">
            <text:p>2.475</text:p>
          </table:table-cell>
          <table:table-cell table:style-name="ce3" table:formula="of:=SQRT([.B50])" office:value-type="float" office:value="0.130384048104053" calcext:value-type="float">
            <text:p>0.130</text:p>
          </table:table-cell>
          <table:table-cell table:style-name="ce3" table:formula="of:=[.C50]/(2*[.H50])" office:value-type="float" office:value="0.0764083457098611" calcext:value-type="float">
            <text:p>0.076</text:p>
          </table:table-cell>
          <table:table-cell/>
          <table:table-cell table:style-name="ce3" table:formula="of:=[.A50]" office:value-type="float" office:value="2.475" calcext:value-type="float">
            <text:p>2.475</text:p>
          </table:table-cell>
          <table:table-cell table:style-name="ce3" table:formula="of:=[.B50]*2" office:value-type="float" office:value="0.034" calcext:value-type="float">
            <text:p>0.034</text:p>
          </table:table-cell>
          <table:table-cell table:style-name="ce3" table:formula="of:=[.C50]*2" office:value-type="float" office:value="0.0398497176903426" calcext:value-type="float">
            <text:p>0.040</text:p>
          </table:table-cell>
          <table:table-cell table:style-name="ce3" table:formula="of:=[.M50]" office:value-type="float" office:value="0.0398497176903426" calcext:value-type="float">
            <text:p>0.040</text:p>
          </table:table-cell>
        </table:table-row>
        <table:table-row table:style-name="ro4">
          <table:table-cell table:formula="of:=SUM([.A50];0.05)" office:value-type="float" office:value="2.525" calcext:value-type="float">
            <text:p>2.525</text:p>
          </table:table-cell>
          <table:table-cell office:value-type="float" office:value="0.019" calcext:value-type="float">
            <text:p>0.019</text:p>
          </table:table-cell>
          <table:table-cell table:formula="of:=SQRT([.D51]*[.D51]+[.E51]*[.E51])" office:value-type="float" office:value="0.0114017542509914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3" table:formula="of:=[.A51]" office:value-type="float" office:value="2.525" calcext:value-type="float">
            <text:p>2.525</text:p>
          </table:table-cell>
          <table:table-cell table:style-name="ce3" table:formula="of:=SQRT([.B51])" office:value-type="float" office:value="0.137840487520902" calcext:value-type="float">
            <text:p>0.138</text:p>
          </table:table-cell>
          <table:table-cell table:style-name="ce3" table:formula="of:=[.C51]/(2*[.H51])" office:value-type="float" office:value="0.0413585095934256" calcext:value-type="float">
            <text:p>0.041</text:p>
          </table:table-cell>
          <table:table-cell/>
          <table:table-cell table:style-name="ce3" table:formula="of:=[.A51]" office:value-type="float" office:value="2.525" calcext:value-type="float">
            <text:p>2.525</text:p>
          </table:table-cell>
          <table:table-cell table:style-name="ce3" table:formula="of:=[.B51]*2" office:value-type="float" office:value="0.038" calcext:value-type="float">
            <text:p>0.038</text:p>
          </table:table-cell>
          <table:table-cell table:style-name="ce3" table:formula="of:=[.C51]*2" office:value-type="float" office:value="0.0228035085019828" calcext:value-type="float">
            <text:p>0.023</text:p>
          </table:table-cell>
          <table:table-cell table:style-name="ce3" table:formula="of:=[.M51]" office:value-type="float" office:value="0.0228035085019828" calcext:value-type="float">
            <text:p>0.023</text:p>
          </table:table-cell>
        </table:table-row>
        <table:table-row table:style-name="ro4">
          <table:table-cell table:formula="of:=SUM([.A51];0.05)" office:value-type="float" office:value="2.575" calcext:value-type="float">
            <text:p>2.575</text:p>
          </table:table-cell>
          <table:table-cell office:value-type="float" office:value="0.024" calcext:value-type="float">
            <text:p>0.024</text:p>
          </table:table-cell>
          <table:table-cell table:formula="of:=SQRT([.D52]*[.D52]+[.E52]*[.E52])" office:value-type="float" office:value="0.00728010988928052" calcext:value-type="float">
            <text:p>0.0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3" table:formula="of:=[.A52]" office:value-type="float" office:value="2.575" calcext:value-type="float">
            <text:p>2.575</text:p>
          </table:table-cell>
          <table:table-cell table:style-name="ce3" table:formula="of:=SQRT([.B52])" office:value-type="float" office:value="0.154919333848297" calcext:value-type="float">
            <text:p>0.155</text:p>
          </table:table-cell>
          <table:table-cell table:style-name="ce3" table:formula="of:=[.C52]/(2*[.H52])" office:value-type="float" office:value="0.0234964536331195" calcext:value-type="float">
            <text:p>0.023</text:p>
          </table:table-cell>
          <table:table-cell/>
          <table:table-cell table:style-name="ce3" table:formula="of:=[.A52]" office:value-type="float" office:value="2.575" calcext:value-type="float">
            <text:p>2.575</text:p>
          </table:table-cell>
          <table:table-cell table:style-name="ce3" table:formula="of:=[.B52]*2" office:value-type="float" office:value="0.048" calcext:value-type="float">
            <text:p>0.048</text:p>
          </table:table-cell>
          <table:table-cell table:style-name="ce3" table:formula="of:=[.C52]*2" office:value-type="float" office:value="0.014560219778561" calcext:value-type="float">
            <text:p>0.015</text:p>
          </table:table-cell>
          <table:table-cell table:style-name="ce3" table:formula="of:=[.M52]" office:value-type="float" office:value="0.014560219778561" calcext:value-type="float">
            <text:p>0.015</text:p>
          </table:table-cell>
        </table:table-row>
        <table:table-row table:style-name="ro4">
          <table:table-cell table:formula="of:=SUM([.A52];0.05)" office:value-type="float" office:value="2.625" calcext:value-type="float">
            <text:p>2.625</text:p>
          </table:table-cell>
          <table:table-cell office:value-type="float" office:value="0.036" calcext:value-type="float">
            <text:p>0.036</text:p>
          </table:table-cell>
          <table:table-cell table:formula="of:=SQRT([.D53]*[.D53]+[.E53]*[.E53])" office:value-type="float" office:value="0.0101980390271856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3" table:formula="of:=[.A53]" office:value-type="float" office:value="2.625" calcext:value-type="float">
            <text:p>2.625</text:p>
          </table:table-cell>
          <table:table-cell table:style-name="ce3" table:formula="of:=SQRT([.B53])" office:value-type="float" office:value="0.189736659610103" calcext:value-type="float">
            <text:p>0.190</text:p>
          </table:table-cell>
          <table:table-cell table:style-name="ce3" table:formula="of:=[.C53]/(2*[.H53])" office:value-type="float" office:value="0.0268741924943285" calcext:value-type="float">
            <text:p>0.027</text:p>
          </table:table-cell>
          <table:table-cell/>
          <table:table-cell table:style-name="ce3" table:formula="of:=[.A53]" office:value-type="float" office:value="2.625" calcext:value-type="float">
            <text:p>2.625</text:p>
          </table:table-cell>
          <table:table-cell table:style-name="ce3" table:formula="of:=[.B53]*2" office:value-type="float" office:value="0.072" calcext:value-type="float">
            <text:p>0.072</text:p>
          </table:table-cell>
          <table:table-cell table:style-name="ce3" table:formula="of:=[.C53]*2" office:value-type="float" office:value="0.0203960780543712" calcext:value-type="float">
            <text:p>0.020</text:p>
          </table:table-cell>
          <table:table-cell table:style-name="ce3" table:formula="of:=[.M53]" office:value-type="float" office:value="0.0203960780543712" calcext:value-type="float">
            <text:p>0.020</text:p>
          </table:table-cell>
        </table:table-row>
        <table:table-row table:style-name="ro4">
          <table:table-cell table:formula="of:=SUM([.A53];0.05)" office:value-type="float" office:value="2.675" calcext:value-type="float">
            <text:p>2.675</text:p>
          </table:table-cell>
          <table:table-cell office:value-type="float" office:value="0.05" calcext:value-type="float">
            <text:p>0.050</text:p>
          </table:table-cell>
          <table:table-cell table:formula="of:=SQRT([.D54]*[.D54]+[.E54]*[.E54])" office:value-type="float" office:value="0.014866068747318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3" table:formula="of:=[.A54]" office:value-type="float" office:value="2.675" calcext:value-type="float">
            <text:p>2.675</text:p>
          </table:table-cell>
          <table:table-cell table:style-name="ce3" table:formula="of:=SQRT([.B54])" office:value-type="float" office:value="0.223606797749979" calcext:value-type="float">
            <text:p>0.224</text:p>
          </table:table-cell>
          <table:table-cell table:style-name="ce3" table:formula="of:=[.C54]/(2*[.H54])" office:value-type="float" office:value="0.0332415402771893" calcext:value-type="float">
            <text:p>0.033</text:p>
          </table:table-cell>
          <table:table-cell/>
          <table:table-cell table:style-name="ce3" table:formula="of:=[.A54]" office:value-type="float" office:value="2.675" calcext:value-type="float">
            <text:p>2.675</text:p>
          </table:table-cell>
          <table:table-cell table:style-name="ce3" table:formula="of:=[.B54]*2" office:value-type="float" office:value="0.1" calcext:value-type="float">
            <text:p>0.100</text:p>
          </table:table-cell>
          <table:table-cell table:style-name="ce3" table:formula="of:=[.C54]*2" office:value-type="float" office:value="0.029732137494637" calcext:value-type="float">
            <text:p>0.030</text:p>
          </table:table-cell>
          <table:table-cell table:style-name="ce3" table:formula="of:=[.M54]" office:value-type="float" office:value="0.029732137494637" calcext:value-type="float">
            <text:p>0.030</text:p>
          </table:table-cell>
        </table:table-row>
        <table:table-row table:style-name="ro4">
          <table:table-cell table:formula="of:=SUM([.A54];0.05)" office:value-type="float" office:value="2.725" calcext:value-type="float">
            <text:p>2.725</text:p>
          </table:table-cell>
          <table:table-cell office:value-type="float" office:value="0.066" calcext:value-type="float">
            <text:p>0.066</text:p>
          </table:table-cell>
          <table:table-cell table:formula="of:=SQRT([.D55]*[.D55]+[.E55]*[.E55])" office:value-type="float" office:value="0.020591260281974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0</text:p>
          </table:table-cell>
          <table:table-cell/>
          <table:table-cell table:style-name="ce3" table:formula="of:=[.A55]" office:value-type="float" office:value="2.725" calcext:value-type="float">
            <text:p>2.725</text:p>
          </table:table-cell>
          <table:table-cell table:style-name="ce3" table:formula="of:=SQRT([.B55])" office:value-type="float" office:value="0.256904651573303" calcext:value-type="float">
            <text:p>0.257</text:p>
          </table:table-cell>
          <table:table-cell table:style-name="ce3" table:formula="of:=[.C55]/(2*[.H55])" office:value-type="float" office:value="0.0400756859711797" calcext:value-type="float">
            <text:p>0.040</text:p>
          </table:table-cell>
          <table:table-cell/>
          <table:table-cell table:style-name="ce3" table:formula="of:=[.A55]" office:value-type="float" office:value="2.725" calcext:value-type="float">
            <text:p>2.725</text:p>
          </table:table-cell>
          <table:table-cell table:style-name="ce3" table:formula="of:=[.B55]*2" office:value-type="float" office:value="0.132" calcext:value-type="float">
            <text:p>0.132</text:p>
          </table:table-cell>
          <table:table-cell table:style-name="ce3" table:formula="of:=[.C55]*2" office:value-type="float" office:value="0.041182520563948" calcext:value-type="float">
            <text:p>0.041</text:p>
          </table:table-cell>
          <table:table-cell table:style-name="ce3" table:formula="of:=[.M55]" office:value-type="float" office:value="0.041182520563948" calcext:value-type="float">
            <text:p>0.041</text:p>
          </table:table-cell>
        </table:table-row>
        <table:table-row table:style-name="ro4">
          <table:table-cell table:formula="of:=SUM([.A55];0.05)" office:value-type="float" office:value="2.775" calcext:value-type="float">
            <text:p>2.775</text:p>
          </table:table-cell>
          <table:table-cell office:value-type="float" office:value="0.083" calcext:value-type="float">
            <text:p>0.083</text:p>
          </table:table-cell>
          <table:table-cell table:formula="of:=SQRT([.D56]*[.D56]+[.E56]*[.E56])" office:value-type="float" office:value="0.0246981780704569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/>
          <table:table-cell table:style-name="ce3" table:formula="of:=[.A56]" office:value-type="float" office:value="2.775" calcext:value-type="float">
            <text:p>2.775</text:p>
          </table:table-cell>
          <table:table-cell table:style-name="ce3" table:formula="of:=SQRT([.B56])" office:value-type="float" office:value="0.288097205817759" calcext:value-type="float">
            <text:p>0.288</text:p>
          </table:table-cell>
          <table:table-cell table:style-name="ce3" table:formula="of:=[.C56]/(2*[.H56])" office:value-type="float" office:value="0.0428643138005306" calcext:value-type="float">
            <text:p>0.043</text:p>
          </table:table-cell>
          <table:table-cell/>
          <table:table-cell table:style-name="ce3" table:formula="of:=[.A56]" office:value-type="float" office:value="2.775" calcext:value-type="float">
            <text:p>2.775</text:p>
          </table:table-cell>
          <table:table-cell table:style-name="ce3" table:formula="of:=[.B56]*2" office:value-type="float" office:value="0.166" calcext:value-type="float">
            <text:p>0.166</text:p>
          </table:table-cell>
          <table:table-cell table:style-name="ce3" table:formula="of:=[.C56]*2" office:value-type="float" office:value="0.0493963561409138" calcext:value-type="float">
            <text:p>0.049</text:p>
          </table:table-cell>
          <table:table-cell table:style-name="ce3" table:formula="of:=[.M56]" office:value-type="float" office:value="0.0493963561409138" calcext:value-type="float">
            <text:p>0.049</text:p>
          </table:table-cell>
        </table:table-row>
        <table:table-row table:style-name="ro4">
          <table:table-cell table:formula="of:=SUM([.A56];0.05)" office:value-type="float" office:value="2.825" calcext:value-type="float">
            <text:p>2.825</text:p>
          </table:table-cell>
          <table:table-cell office:value-type="float" office:value="0.102" calcext:value-type="float">
            <text:p>0.102</text:p>
          </table:table-cell>
          <table:table-cell table:formula="of:=SQRT([.D57]*[.D57]+[.E57]*[.E57])" office:value-type="float" office:value="0.0534883164812653" calcext:value-type="float">
            <text:p>0.053</text:p>
          </table:table-cell>
          <table:table-cell office:value-type="float" office:value="0.05" calcext:value-type="float">
            <text:p>0.050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3" table:formula="of:=[.A57]" office:value-type="float" office:value="2.825" calcext:value-type="float">
            <text:p>2.825</text:p>
          </table:table-cell>
          <table:table-cell table:style-name="ce3" table:formula="of:=SQRT([.B57])" office:value-type="float" office:value="0.319374388453426" calcext:value-type="float">
            <text:p>0.319</text:p>
          </table:table-cell>
          <table:table-cell table:style-name="ce3" table:formula="of:=[.C57]/(2*[.H57])" office:value-type="float" office:value="0.0837392076745462" calcext:value-type="float">
            <text:p>0.084</text:p>
          </table:table-cell>
          <table:table-cell/>
          <table:table-cell table:style-name="ce3" table:formula="of:=[.A57]" office:value-type="float" office:value="2.825" calcext:value-type="float">
            <text:p>2.825</text:p>
          </table:table-cell>
          <table:table-cell table:style-name="ce3" table:formula="of:=[.B57]*2" office:value-type="float" office:value="0.204" calcext:value-type="float">
            <text:p>0.204</text:p>
          </table:table-cell>
          <table:table-cell table:style-name="ce3" table:formula="of:=[.C57]*2" office:value-type="float" office:value="0.106976632962531" calcext:value-type="float">
            <text:p>0.107</text:p>
          </table:table-cell>
          <table:table-cell table:style-name="ce3" table:formula="of:=[.M57]" office:value-type="float" office:value="0.106976632962531" calcext:value-type="float">
            <text:p>0.107</text:p>
          </table:table-cell>
        </table:table-row>
        <table:table-row table:style-name="ro4">
          <table:table-cell table:formula="of:=SUM([.A57];0.05)" office:value-type="float" office:value="2.875" calcext:value-type="float">
            <text:p>2.875</text:p>
          </table:table-cell>
          <table:table-cell office:value-type="float" office:value="0.132" calcext:value-type="float">
            <text:p>0.132</text:p>
          </table:table-cell>
          <table:table-cell table:formula="of:=SQRT([.D58]*[.D58]+[.E58]*[.E58])" office:value-type="float" office:value="0.0860058137569781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3" table:formula="of:=[.A58]" office:value-type="float" office:value="2.875" calcext:value-type="float">
            <text:p>2.875</text:p>
          </table:table-cell>
          <table:table-cell table:style-name="ce3" table:formula="of:=SQRT([.B58])" office:value-type="float" office:value="0.363318042491699" calcext:value-type="float">
            <text:p>0.363</text:p>
          </table:table-cell>
          <table:table-cell table:style-name="ce3" table:formula="of:=[.C58]/(2*[.H58])" office:value-type="float" office:value="0.118361605670799" calcext:value-type="float">
            <text:p>0.118</text:p>
          </table:table-cell>
          <table:table-cell/>
          <table:table-cell table:style-name="ce3" table:formula="of:=[.A58]" office:value-type="float" office:value="2.875" calcext:value-type="float">
            <text:p>2.875</text:p>
          </table:table-cell>
          <table:table-cell table:style-name="ce3" table:formula="of:=[.B58]*2" office:value-type="float" office:value="0.264" calcext:value-type="float">
            <text:p>0.264</text:p>
          </table:table-cell>
          <table:table-cell table:style-name="ce3" table:formula="of:=[.C58]*2" office:value-type="float" office:value="0.172011627513956" calcext:value-type="float">
            <text:p>0.172</text:p>
          </table:table-cell>
          <table:table-cell table:style-name="ce3" table:formula="of:=[.M58]" office:value-type="float" office:value="0.172011627513956" calcext:value-type="float">
            <text:p>0.172</text:p>
          </table:table-cell>
        </table:table-row>
        <table:table-row table:style-name="ro4">
          <table:table-cell table:formula="of:=SUM([.A58];0.05)" office:value-type="float" office:value="2.925" calcext:value-type="float">
            <text:p>2.925</text:p>
          </table:table-cell>
          <table:table-cell office:value-type="float" office:value="0.165" calcext:value-type="float">
            <text:p>0.165</text:p>
          </table:table-cell>
          <table:table-cell table:formula="of:=SQRT([.D59]*[.D59]+[.E59]*[.E59])" office:value-type="float" office:value="0.119870763741623" calcext:value-type="float">
            <text:p>0.12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" calcext:value-type="float">
            <text:p>0.040</text:p>
          </table:table-cell>
          <table:table-cell/>
          <table:table-cell table:style-name="ce3" table:formula="of:=[.A59]" office:value-type="float" office:value="2.925" calcext:value-type="float">
            <text:p>2.925</text:p>
          </table:table-cell>
          <table:table-cell table:style-name="ce3" table:formula="of:=SQRT([.B59])" office:value-type="float" office:value="0.406201920231798" calcext:value-type="float">
            <text:p>0.406</text:p>
          </table:table-cell>
          <table:table-cell table:style-name="ce3" table:formula="of:=[.C59]/(2*[.H59])" office:value-type="float" office:value="0.147550710337877" calcext:value-type="float">
            <text:p>0.148</text:p>
          </table:table-cell>
          <table:table-cell/>
          <table:table-cell table:style-name="ce3" table:formula="of:=[.A59]" office:value-type="float" office:value="2.925" calcext:value-type="float">
            <text:p>2.925</text:p>
          </table:table-cell>
          <table:table-cell table:style-name="ce3" table:formula="of:=[.B59]*2" office:value-type="float" office:value="0.33" calcext:value-type="float">
            <text:p>0.330</text:p>
          </table:table-cell>
          <table:table-cell table:style-name="ce3" table:formula="of:=[.C59]*2" office:value-type="float" office:value="0.239741527483246" calcext:value-type="float">
            <text:p>0.240</text:p>
          </table:table-cell>
          <table:table-cell table:style-name="ce3" table:formula="of:=[.M59]" office:value-type="float" office:value="0.239741527483246" calcext:value-type="float">
            <text:p>0.240</text:p>
          </table:table-cell>
        </table:table-row>
        <table:table-row table:style-name="ro4">
          <table:table-cell table:formula="of:=SUM([.A59];0.05)" office:value-type="float" office:value="2.975" calcext:value-type="float">
            <text:p>2.975</text:p>
          </table:table-cell>
          <table:table-cell office:value-type="float" office:value="0.178" calcext:value-type="float">
            <text:p>0.178</text:p>
          </table:table-cell>
          <table:table-cell table:formula="of:=SQRT([.D60]*[.D60]+[.E60]*[.E60])" office:value-type="float" office:value="0.0899444272870754" calcext:value-type="float">
            <text:p>0.09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3" calcext:value-type="float">
            <text:p>0.043</text:p>
          </table:table-cell>
          <table:table-cell/>
          <table:table-cell table:style-name="ce3" table:formula="of:=[.A60]" office:value-type="float" office:value="2.975" calcext:value-type="float">
            <text:p>2.975</text:p>
          </table:table-cell>
          <table:table-cell table:style-name="ce3" table:formula="of:=SQRT([.B60])" office:value-type="float" office:value="0.42190046219458" calcext:value-type="float">
            <text:p>0.422</text:p>
          </table:table-cell>
          <table:table-cell table:style-name="ce3" table:formula="of:=[.C60]/(2*[.H60])" office:value-type="float" office:value="0.106594369225404" calcext:value-type="float">
            <text:p>0.107</text:p>
          </table:table-cell>
          <table:table-cell/>
          <table:table-cell table:style-name="ce3" table:formula="of:=[.A60]" office:value-type="float" office:value="2.975" calcext:value-type="float">
            <text:p>2.975</text:p>
          </table:table-cell>
          <table:table-cell table:style-name="ce3" table:formula="of:=[.B60]*2" office:value-type="float" office:value="0.356" calcext:value-type="float">
            <text:p>0.356</text:p>
          </table:table-cell>
          <table:table-cell table:style-name="ce3" table:formula="of:=[.C60]*2" office:value-type="float" office:value="0.179888854574151" calcext:value-type="float">
            <text:p>0.180</text:p>
          </table:table-cell>
          <table:table-cell table:style-name="ce3" table:formula="of:=[.M60]" office:value-type="float" office:value="0.179888854574151" calcext:value-type="float">
            <text:p>0.180</text:p>
          </table:table-cell>
        </table:table-row>
        <table:table-row table:style-name="ro4">
          <table:table-cell table:formula="of:=SUM([.A60];0.05)" office:value-type="float" office:value="3.025" calcext:value-type="float">
            <text:p>3.025</text:p>
          </table:table-cell>
          <table:table-cell office:value-type="float" office:value="0.165" calcext:value-type="float">
            <text:p>0.165</text:p>
          </table:table-cell>
          <table:table-cell table:formula="of:=SQRT([.D61]*[.D61]+[.E61]*[.E61])" office:value-type="float" office:value="0.0837257427557379" calcext:value-type="float">
            <text:p>0.08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1" calcext:value-type="float">
            <text:p>0.041</text:p>
          </table:table-cell>
          <table:table-cell/>
          <table:table-cell table:style-name="ce3" table:formula="of:=[.A61]" office:value-type="float" office:value="3.025" calcext:value-type="float">
            <text:p>3.025</text:p>
          </table:table-cell>
          <table:table-cell table:style-name="ce3" table:formula="of:=SQRT([.B61])" office:value-type="float" office:value="0.406201920231798" calcext:value-type="float">
            <text:p>0.406</text:p>
          </table:table-cell>
          <table:table-cell table:style-name="ce3" table:formula="of:=[.C61]/(2*[.H61])" office:value-type="float" office:value="0.103059265091558" calcext:value-type="float">
            <text:p>0.103</text:p>
          </table:table-cell>
          <table:table-cell/>
          <table:table-cell table:style-name="ce3" table:formula="of:=[.A61]" office:value-type="float" office:value="3.025" calcext:value-type="float">
            <text:p>3.025</text:p>
          </table:table-cell>
          <table:table-cell table:style-name="ce3" table:formula="of:=[.B61]*2" office:value-type="float" office:value="0.33" calcext:value-type="float">
            <text:p>0.330</text:p>
          </table:table-cell>
          <table:table-cell table:style-name="ce3" table:formula="of:=[.C61]*2" office:value-type="float" office:value="0.167451485511476" calcext:value-type="float">
            <text:p>0.167</text:p>
          </table:table-cell>
          <table:table-cell table:style-name="ce3" table:formula="of:=[.M61]" office:value-type="float" office:value="0.167451485511476" calcext:value-type="float">
            <text:p>0.167</text:p>
          </table:table-cell>
        </table:table-row>
        <table:table-row table:style-name="ro4">
          <table:table-cell table:formula="of:=SUM([.A61];0.05)" office:value-type="float" office:value="3.075" calcext:value-type="float">
            <text:p>3.075</text:p>
          </table:table-cell>
          <table:table-cell office:value-type="float" office:value="0.203" calcext:value-type="float">
            <text:p>0.203</text:p>
          </table:table-cell>
          <table:table-cell table:formula="of:=SQRT([.D62]*[.D62]+[.E62]*[.E62])" office:value-type="float" office:value="0.11287160847618" calcext:value-type="float">
            <text:p>0.1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6" calcext:value-type="float">
            <text:p>0.056</text:p>
          </table:table-cell>
          <table:table-cell/>
          <table:table-cell table:style-name="ce3" table:formula="of:=[.A62]" office:value-type="float" office:value="3.075" calcext:value-type="float">
            <text:p>3.075</text:p>
          </table:table-cell>
          <table:table-cell table:style-name="ce3" table:formula="of:=SQRT([.B62])" office:value-type="float" office:value="0.450555213042752" calcext:value-type="float">
            <text:p>0.451</text:p>
          </table:table-cell>
          <table:table-cell table:style-name="ce3" table:formula="of:=[.C62]/(2*[.H62])" office:value-type="float" office:value="0.125258353703112" calcext:value-type="float">
            <text:p>0.125</text:p>
          </table:table-cell>
          <table:table-cell/>
          <table:table-cell table:style-name="ce3" table:formula="of:=[.A62]" office:value-type="float" office:value="3.075" calcext:value-type="float">
            <text:p>3.075</text:p>
          </table:table-cell>
          <table:table-cell table:style-name="ce3" table:formula="of:=[.B62]*2" office:value-type="float" office:value="0.406" calcext:value-type="float">
            <text:p>0.406</text:p>
          </table:table-cell>
          <table:table-cell table:style-name="ce3" table:formula="of:=[.C62]*2" office:value-type="float" office:value="0.22574321695236" calcext:value-type="float">
            <text:p>0.226</text:p>
          </table:table-cell>
          <table:table-cell table:style-name="ce3" table:formula="of:=[.M62]" office:value-type="float" office:value="0.22574321695236" calcext:value-type="float">
            <text:p>0.226</text:p>
          </table:table-cell>
        </table:table-row>
        <table:table-row table:style-name="ro4">
          <table:table-cell table:formula="of:=SUM([.A62];0.05)" office:value-type="float" office:value="3.125" calcext:value-type="float">
            <text:p>3.125</text:p>
          </table:table-cell>
          <table:table-cell office:value-type="float" office:value="0.287" calcext:value-type="float">
            <text:p>0.287</text:p>
          </table:table-cell>
          <table:table-cell table:formula="of:=SQRT([.D63]*[.D63]+[.E63]*[.E63])" office:value-type="float" office:value="0.160015624237135" calcext:value-type="float">
            <text:p>0.160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1" calcext:value-type="float">
            <text:p>0.081</text:p>
          </table:table-cell>
          <table:table-cell/>
          <table:table-cell table:style-name="ce3" table:formula="of:=[.A63]" office:value-type="float" office:value="3.125" calcext:value-type="float">
            <text:p>3.125</text:p>
          </table:table-cell>
          <table:table-cell table:style-name="ce3" table:formula="of:=SQRT([.B63])" office:value-type="float" office:value="0.535723809439155" calcext:value-type="float">
            <text:p>0.536</text:p>
          </table:table-cell>
          <table:table-cell table:style-name="ce3" table:formula="of:=[.C63]/(2*[.H63])" office:value-type="float" office:value="0.149345260951398" calcext:value-type="float">
            <text:p>0.149</text:p>
          </table:table-cell>
          <table:table-cell/>
          <table:table-cell table:style-name="ce3" table:formula="of:=[.A63]" office:value-type="float" office:value="3.125" calcext:value-type="float">
            <text:p>3.125</text:p>
          </table:table-cell>
          <table:table-cell table:style-name="ce3" table:formula="of:=[.B63]*2" office:value-type="float" office:value="0.574" calcext:value-type="float">
            <text:p>0.574</text:p>
          </table:table-cell>
          <table:table-cell table:style-name="ce3" table:formula="of:=[.C63]*2" office:value-type="float" office:value="0.32003124847427" calcext:value-type="float">
            <text:p>0.320</text:p>
          </table:table-cell>
          <table:table-cell table:style-name="ce3" table:formula="of:=[.M63]" office:value-type="float" office:value="0.32003124847427" calcext:value-type="float">
            <text:p>0.320</text:p>
          </table:table-cell>
        </table:table-row>
        <table:table-row table:style-name="ro5" table:number-rows-repeated="1048512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List2" table:style-name="ta1" table:print="false">
        <table:table-column table:style-name="co2" table:default-cell-style-name="ce3"/>
        <table:table-column table:style-name="co8" table:number-columns-repeated="3" table:default-cell-style-name="ce3"/>
        <table:table-row table:style-name="ro2">
          <table:table-cell office:value-type="float" office:value="0.088" calcext:value-type="float">
            <text:p>0.088</text:p>
          </table:table-cell>
          <table:table-cell office:value-type="float" office:value="2.868" calcext:value-type="float">
            <text:p>2.868</text:p>
          </table:table-cell>
          <table:table-cell table:number-columns-repeated="2" office:value-type="float" office:value="1.33196096038885" calcext:value-type="float">
            <text:p>1.332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3.414" calcext:value-type="float">
            <text:p>3.414</text:p>
          </table:table-cell>
          <table:table-cell table:number-columns-repeated="2" office:value-type="float" office:value="0.738769246788198" calcext:value-type="float">
            <text:p>0.739</text:p>
          </table:table-cell>
        </table:table-row>
        <table:table-row table:style-name="ro2">
          <table:table-cell office:value-type="float" office:value="0.175" calcext:value-type="float">
            <text:p>0.175</text:p>
          </table:table-cell>
          <table:table-cell office:value-type="float" office:value="4.724" calcext:value-type="float">
            <text:p>4.724</text:p>
          </table:table-cell>
          <table:table-cell table:number-columns-repeated="2" office:value-type="float" office:value="0.682284398180114" calcext:value-type="float">
            <text:p>0.682</text:p>
          </table:table-cell>
        </table:table-row>
        <table:table-row table:style-name="ro2">
          <table:table-cell office:value-type="float" office:value="0.225" calcext:value-type="float">
            <text:p>0.225</text:p>
          </table:table-cell>
          <table:table-cell office:value-type="float" office:value="6.422" calcext:value-type="float">
            <text:p>6.422</text:p>
          </table:table-cell>
          <table:table-cell table:number-columns-repeated="2" office:value-type="float" office:value="0.504099196587338" calcext:value-type="float">
            <text:p>0.504</text:p>
          </table:table-cell>
        </table:table-row>
        <table:table-row table:style-name="ro2">
          <table:table-cell office:value-type="float" office:value="0.275" calcext:value-type="float">
            <text:p>0.275</text:p>
          </table:table-cell>
          <table:table-cell office:value-type="float" office:value="8.52" calcext:value-type="float">
            <text:p>8.520</text:p>
          </table:table-cell>
          <table:table-cell table:number-columns-repeated="2" office:value-type="float" office:value="0.267529437632572" calcext:value-type="float">
            <text:p>0.268</text:p>
          </table:table-cell>
        </table:table-row>
        <table:table-row table:style-name="ro2">
          <table:table-cell office:value-type="float" office:value="0.325" calcext:value-type="float">
            <text:p>0.325</text:p>
          </table:table-cell>
          <table:table-cell office:value-type="float" office:value="11.244" calcext:value-type="float">
            <text:p>11.244</text:p>
          </table:table-cell>
          <table:table-cell table:number-columns-repeated="2" office:value-type="float" office:value="0.148054044186574" calcext:value-type="float">
            <text:p>0.148</text:p>
          </table:table-cell>
        </table:table-row>
        <table:table-row table:style-name="ro2">
          <table:table-cell office:value-type="float" office:value="0.375" calcext:value-type="float">
            <text:p>0.375</text:p>
          </table:table-cell>
          <table:table-cell office:value-type="float" office:value="16.984" calcext:value-type="float">
            <text:p>16.984</text:p>
          </table:table-cell>
          <table:table-cell table:number-columns-repeated="2" office:value-type="float" office:value="0.175931804969994" calcext:value-type="float">
            <text:p>0.176</text:p>
          </table:table-cell>
        </table:table-row>
        <table:table-row table:style-name="ro2">
          <table:table-cell office:value-type="float" office:value="0.425" calcext:value-type="float">
            <text:p>0.425</text:p>
          </table:table-cell>
          <table:table-cell office:value-type="float" office:value="26.784" calcext:value-type="float">
            <text:p>26.784</text:p>
          </table:table-cell>
          <table:table-cell table:number-columns-repeated="2" office:value-type="float" office:value="0.411985436635812" calcext:value-type="float">
            <text:p>0.412</text:p>
          </table:table-cell>
        </table:table-row>
        <table:table-row table:style-name="ro2">
          <table:table-cell office:value-type="float" office:value="0.475" calcext:value-type="float">
            <text:p>0.475</text:p>
          </table:table-cell>
          <table:table-cell office:value-type="float" office:value="43.788" calcext:value-type="float">
            <text:p>43.788</text:p>
          </table:table-cell>
          <table:table-cell table:number-columns-repeated="2" office:value-type="float" office:value="0.580599689975804" calcext:value-type="float">
            <text:p>0.581</text:p>
          </table:table-cell>
        </table:table-row>
        <table:table-row table:style-name="ro2">
          <table:table-cell office:value-type="float" office:value="0.525" calcext:value-type="float">
            <text:p>0.525</text:p>
          </table:table-cell>
          <table:table-cell office:value-type="float" office:value="66.768" calcext:value-type="float">
            <text:p>66.768</text:p>
          </table:table-cell>
          <table:table-cell table:number-columns-repeated="2" office:value-type="float" office:value="0.611310068623118" calcext:value-type="float">
            <text:p>0.611</text:p>
          </table:table-cell>
        </table:table-row>
        <table:table-row table:style-name="ro2">
          <table:table-cell office:value-type="float" office:value="0.575" calcext:value-type="float">
            <text:p>0.575</text:p>
          </table:table-cell>
          <table:table-cell office:value-type="float" office:value="81.992" calcext:value-type="float">
            <text:p>81.992</text:p>
          </table:table-cell>
          <table:table-cell table:number-columns-repeated="2" office:value-type="float" office:value="0.590745291982932" calcext:value-type="float">
            <text:p>0.591</text:p>
          </table:table-cell>
        </table:table-row>
        <table:table-row table:style-name="ro2">
          <table:table-cell office:value-type="float" office:value="0.625" calcext:value-type="float">
            <text:p>0.625</text:p>
          </table:table-cell>
          <table:table-cell office:value-type="float" office:value="69.006" calcext:value-type="float">
            <text:p>69.006</text:p>
          </table:table-cell>
          <table:table-cell table:number-columns-repeated="2" office:value-type="float" office:value="0.535137365542718" calcext:value-type="float">
            <text:p>0.535</text:p>
          </table:table-cell>
        </table:table-row>
        <table:table-row table:style-name="ro2">
          <table:table-cell office:value-type="float" office:value="0.675" calcext:value-type="float">
            <text:p>0.675</text:p>
          </table:table-cell>
          <table:table-cell office:value-type="float" office:value="47.872" calcext:value-type="float">
            <text:p>47.872</text:p>
          </table:table-cell>
          <table:table-cell table:number-columns-repeated="2" office:value-type="float" office:value="0.466669047612974" calcext:value-type="float">
            <text:p>0.467</text:p>
          </table:table-cell>
        </table:table-row>
        <table:table-row table:style-name="ro2">
          <table:table-cell office:value-type="float" office:value="0.725" calcext:value-type="float">
            <text:p>0.725</text:p>
          </table:table-cell>
          <table:table-cell office:value-type="float" office:value="30.648" calcext:value-type="float">
            <text:p>30.648</text:p>
          </table:table-cell>
          <table:table-cell table:number-columns-repeated="2" office:value-type="float" office:value="0.258549801779076" calcext:value-type="float">
            <text:p>0.259</text:p>
          </table:table-cell>
        </table:table-row>
        <table:table-row table:style-name="ro2">
          <table:table-cell office:value-type="float" office:value="0.775" calcext:value-type="float">
            <text:p>0.775</text:p>
          </table:table-cell>
          <table:table-cell office:value-type="float" office:value="21.05" calcext:value-type="float">
            <text:p>21.050</text:p>
          </table:table-cell>
          <table:table-cell table:number-columns-repeated="2" office:value-type="float" office:value="0.297543274163608" calcext:value-type="float">
            <text:p>0.298</text:p>
          </table:table-cell>
        </table:table-row>
        <table:table-row table:style-name="ro2">
          <table:table-cell office:value-type="float" office:value="0.825" calcext:value-type="float">
            <text:p>0.825</text:p>
          </table:table-cell>
          <table:table-cell office:value-type="float" office:value="15.274" calcext:value-type="float">
            <text:p>15.274</text:p>
          </table:table-cell>
          <table:table-cell table:number-columns-repeated="2" office:value-type="float" office:value="0.241080899284866" calcext:value-type="float">
            <text:p>0.241</text:p>
          </table:table-cell>
        </table:table-row>
        <table:table-row table:style-name="ro2">
          <table:table-cell office:value-type="float" office:value="0.875" calcext:value-type="float">
            <text:p>0.875</text:p>
          </table:table-cell>
          <table:table-cell office:value-type="float" office:value="11.278" calcext:value-type="float">
            <text:p>11.278</text:p>
          </table:table-cell>
          <table:table-cell table:number-columns-repeated="2" office:value-type="float" office:value="0.11933147112141" calcext:value-type="float">
            <text:p>0.119</text:p>
          </table:table-cell>
        </table:table-row>
        <table:table-row table:style-name="ro2">
          <table:table-cell office:value-type="float" office:value="0.925" calcext:value-type="float">
            <text:p>0.925</text:p>
          </table:table-cell>
          <table:table-cell office:value-type="float" office:value="8.7" calcext:value-type="float">
            <text:p>8.700</text:p>
          </table:table-cell>
          <table:table-cell table:number-columns-repeated="2" office:value-type="float" office:value="0.137767920794356" calcext:value-type="float">
            <text:p>0.138</text:p>
          </table:table-cell>
        </table:table-row>
        <table:table-row table:style-name="ro2">
          <table:table-cell office:value-type="float" office:value="0.975" calcext:value-type="float">
            <text:p>0.975</text:p>
          </table:table-cell>
          <table:table-cell office:value-type="float" office:value="6.87" calcext:value-type="float">
            <text:p>6.870</text:p>
          </table:table-cell>
          <table:table-cell table:number-columns-repeated="2" office:value-type="float" office:value="0.114612390255155" calcext:value-type="float">
            <text:p>0.115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5.702" calcext:value-type="float">
            <text:p>5.702</text:p>
          </table:table-cell>
          <table:table-cell table:number-columns-repeated="2" office:value-type="float" office:value="0.0882043082847998" calcext:value-type="float">
            <text:p>0.088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4.878" calcext:value-type="float">
            <text:p>4.878</text:p>
          </table:table-cell>
          <table:table-cell table:number-columns-repeated="2" office:value-type="float" office:value="0.112924753707945" calcext:value-type="float">
            <text:p>0.113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4.174" calcext:value-type="float">
            <text:p>4.174</text:p>
          </table:table-cell>
          <table:table-cell table:number-columns-repeated="2" office:value-type="float" office:value="0.0551724568965348" calcext:value-type="float">
            <text:p>0.055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3.694" calcext:value-type="float">
            <text:p>3.694</text:p>
          </table:table-cell>
          <table:table-cell table:number-columns-repeated="2" office:value-type="float" office:value="0.117643529358822" calcext:value-type="float">
            <text:p>0.118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3.334" calcext:value-type="float">
            <text:p>3.334</text:p>
          </table:table-cell>
          <table:table-cell table:number-columns-repeated="2" office:value-type="float" office:value="0.105621967412087" calcext:value-type="float">
            <text:p>0.106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2.972" calcext:value-type="float">
            <text:p>2.972</text:p>
          </table:table-cell>
          <table:table-cell table:number-columns-repeated="2" office:value-type="float" office:value="0.0438634243989226" calcext:value-type="float">
            <text:p>0.044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2.678" calcext:value-type="float">
            <text:p>2.678</text:p>
          </table:table-cell>
          <table:table-cell table:number-columns-repeated="2" office:value-type="float" office:value="0.0835703296631048" calcext:value-type="float">
            <text:p>0.084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2.458" calcext:value-type="float">
            <text:p>2.458</text:p>
          </table:table-cell>
          <table:table-cell table:number-columns-repeated="2" office:value-type="float" office:value="0.0532541078227774" calcext:value-type="float">
            <text:p>0.053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2.264" calcext:value-type="float">
            <text:p>2.264</text:p>
          </table:table-cell>
          <table:table-cell table:number-columns-repeated="2" office:value-type="float" office:value="0.0680294054067798" calcext:value-type="float">
            <text:p>0.068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2.05" calcext:value-type="float">
            <text:p>2.050</text:p>
          </table:table-cell>
          <table:table-cell table:number-columns-repeated="2" office:value-type="float" office:value="0.069856996786292" calcext:value-type="float">
            <text:p>0.070</text:p>
          </table:table-cell>
        </table:table-row>
        <table:table-row table:style-name="ro2">
          <table:table-cell office:value-type="float" office:value="1.525" calcext:value-type="float">
            <text:p>1.525</text:p>
          </table:table-cell>
          <table:table-cell office:value-type="float" office:value="1.826" calcext:value-type="float">
            <text:p>1.826</text:p>
          </table:table-cell>
          <table:table-cell table:number-columns-repeated="2" office:value-type="float" office:value="0.0599332962550868" calcext:value-type="float">
            <text:p>0.060</text:p>
          </table:table-cell>
        </table:table-row>
        <table:table-row table:style-name="ro2">
          <table:table-cell office:value-type="float" office:value="1.575" calcext:value-type="float">
            <text:p>1.575</text:p>
          </table:table-cell>
          <table:table-cell office:value-type="float" office:value="1.636" calcext:value-type="float">
            <text:p>1.636</text:p>
          </table:table-cell>
          <table:table-cell table:number-columns-repeated="2" office:value-type="float" office:value="0.0382099463490856" calcext:value-type="float">
            <text:p>0.038</text:p>
          </table:table-cell>
        </table:table-row>
        <table:table-row table:style-name="ro2">
          <table:table-cell office:value-type="float" office:value="1.625" calcext:value-type="float">
            <text:p>1.625</text:p>
          </table:table-cell>
          <table:table-cell office:value-type="float" office:value="1.422" calcext:value-type="float">
            <text:p>1.422</text:p>
          </table:table-cell>
          <table:table-cell table:number-columns-repeated="2" office:value-type="float" office:value="0.0339411254969542" calcext:value-type="float">
            <text:p>0.034</text:p>
          </table:table-cell>
        </table:table-row>
        <table:table-row table:style-name="ro2">
          <table:table-cell office:value-type="float" office:value="1.675" calcext:value-type="float">
            <text:p>1.675</text:p>
          </table:table-cell>
          <table:table-cell office:value-type="float" office:value="1.272" calcext:value-type="float">
            <text:p>1.272</text:p>
          </table:table-cell>
          <table:table-cell table:number-columns-repeated="2" office:value-type="float" office:value="0.0339411254969542" calcext:value-type="float">
            <text:p>0.034</text:p>
          </table:table-cell>
        </table:table-row>
        <table:table-row table:style-name="ro2">
          <table:table-cell office:value-type="float" office:value="1.725" calcext:value-type="float">
            <text:p>1.725</text:p>
          </table:table-cell>
          <table:table-cell office:value-type="float" office:value="1.152" calcext:value-type="float">
            <text:p>1.152</text:p>
          </table:table-cell>
          <table:table-cell table:number-columns-repeated="2" office:value-type="float" office:value="0.029732137494637" calcext:value-type="float">
            <text:p>0.030</text:p>
          </table:table-cell>
        </table:table-row>
        <table:table-row table:style-name="ro2">
          <table:table-cell office:value-type="float" office:value="1.775" calcext:value-type="float">
            <text:p>1.775</text:p>
          </table:table-cell>
          <table:table-cell office:value-type="float" office:value="1.022" calcext:value-type="float">
            <text:p>1.022</text:p>
          </table:table-cell>
          <table:table-cell table:number-columns-repeated="2" office:value-type="float" office:value="0.028844410203712" calcext:value-type="float">
            <text:p>0.029</text:p>
          </table:table-cell>
        </table:table-row>
        <table:table-row table:style-name="ro2">
          <table:table-cell office:value-type="float" office:value="1.825" calcext:value-type="float">
            <text:p>1.825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.0260768096208106" calcext:value-type="float">
            <text:p>0.026</text:p>
          </table:table-cell>
        </table:table-row>
        <table:table-row table:style-name="ro2">
          <table:table-cell office:value-type="float" office:value="1.875" calcext:value-type="float">
            <text:p>1.875</text:p>
          </table:table-cell>
          <table:table-cell office:value-type="float" office:value="0.764" calcext:value-type="float">
            <text:p>0.764</text:p>
          </table:table-cell>
          <table:table-cell table:number-columns-repeated="2" office:value-type="float" office:value="0.0250599281722834" calcext:value-type="float">
            <text:p>0.025</text:p>
          </table:table-cell>
        </table:table-row>
        <table:table-row table:style-name="ro2">
          <table:table-cell office:value-type="float" office:value="1.925" calcext:value-type="float">
            <text:p>1.925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.0241660919471892" calcext:value-type="float">
            <text:p>0.024</text:p>
          </table:table-cell>
        </table:table-row>
        <table:table-row table:style-name="ro2">
          <table:table-cell office:value-type="float" office:value="1.975" calcext:value-type="float">
            <text:p>1.975</text:p>
          </table:table-cell>
          <table:table-cell office:value-type="float" office:value="0.51" calcext:value-type="float">
            <text:p>0.510</text:p>
          </table:table-cell>
          <table:table-cell table:number-columns-repeated="2" office:value-type="float" office:value="0.021540659228538" calcext:value-type="float">
            <text:p>0.022</text:p>
          </table:table-cell>
        </table:table-row>
        <table:table-row table:style-name="ro2">
          <table:table-cell office:value-type="float" office:value="2.025" calcext:value-type="float">
            <text:p>2.025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.0196977156035922" calcext:value-type="float">
            <text:p>0.020</text:p>
          </table:table-cell>
        </table:table-row>
        <table:table-row table:style-name="ro2">
          <table:table-cell office:value-type="float" office:value="2.075" calcext:value-type="float">
            <text:p>2.075</text:p>
          </table:table-cell>
          <table:table-cell office:value-type="float" office:value="0.324" calcext:value-type="float">
            <text:p>0.324</text:p>
          </table:table-cell>
          <table:table-cell table:number-columns-repeated="2" office:value-type="float" office:value="0.0208806130178212" calcext:value-type="float">
            <text:p>0.021</text:p>
          </table:table-cell>
        </table:table-row>
        <table:table-row table:style-name="ro2">
          <table:table-cell office:value-type="float" office:value="2.125" calcext:value-type="float">
            <text:p>2.125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0189736659610103" calcext:value-type="float">
            <text:p>0.019</text:p>
          </table:table-cell>
        </table:table-row>
        <table:table-row table:style-name="ro2">
          <table:table-cell office:value-type="float" office:value="2.175" calcext:value-type="float">
            <text:p>2.175</text:p>
          </table:table-cell>
          <table:table-cell office:value-type="float" office:value="0.17" calcext:value-type="float">
            <text:p>0.170</text:p>
          </table:table-cell>
          <table:table-cell table:number-columns-repeated="2" office:value-type="float" office:value="0.0170880074906351" calcext:value-type="float">
            <text:p>0.017</text:p>
          </table:table-cell>
        </table:table-row>
        <table:table-row table:style-name="ro2">
          <table:table-cell office:value-type="float" office:value="2.225" calcext:value-type="float">
            <text:p>2.225</text:p>
          </table:table-cell>
          <table:table-cell office:value-type="float" office:value="0.12" calcext:value-type="float">
            <text:p>0.120</text:p>
          </table:table-cell>
          <table:table-cell table:number-columns-repeated="2" office:value-type="float" office:value="0.0164924225024706" calcext:value-type="float">
            <text:p>0.016</text:p>
          </table:table-cell>
        </table:table-row>
        <table:table-row table:style-name="ro2">
          <table:table-cell office:value-type="float" office:value="2.275" calcext:value-type="float">
            <text:p>2.275</text:p>
          </table:table-cell>
          <table:table-cell office:value-type="float" office:value="0.08" calcext:value-type="float">
            <text:p>0.080</text:p>
          </table:table-cell>
          <table:table-cell table:number-columns-repeated="2" office:value-type="float" office:value="0.0126491106406735" calcext:value-type="float">
            <text:p>0.013</text:p>
          </table:table-cell>
        </table:table-row>
        <table:table-row table:style-name="ro2">
          <table:table-cell office:value-type="float" office:value="2.325" calcext:value-type="float">
            <text:p>2.325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208806130178212" calcext:value-type="float">
            <text:p>0.021</text:p>
          </table:table-cell>
        </table:table-row>
        <table:table-row table:style-name="ro2">
          <table:table-cell office:value-type="float" office:value="2.375" calcext:value-type="float">
            <text:p>2.37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02492235949962" calcext:value-type="float">
            <text:p>0.040</text:p>
          </table:table-cell>
        </table:table-row>
        <table:table-row table:style-name="ro2">
          <table:table-cell office:value-type="float" office:value="2.425" calcext:value-type="float">
            <text:p>2.425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50596442562694" calcext:value-type="float">
            <text:p>0.051</text:p>
          </table:table-cell>
        </table:table-row>
        <table:table-row table:style-name="ro2">
          <table:table-cell office:value-type="float" office:value="2.475" calcext:value-type="float">
            <text:p>2.475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398497176903426" calcext:value-type="float">
            <text:p>0.040</text:p>
          </table:table-cell>
        </table:table-row>
        <table:table-row table:style-name="ro2">
          <table:table-cell office:value-type="float" office:value="2.525" calcext:value-type="float">
            <text:p>2.52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228035085019828" calcext:value-type="float">
            <text:p>0.023</text:p>
          </table:table-cell>
        </table:table-row>
        <table:table-row table:style-name="ro2">
          <table:table-cell office:value-type="float" office:value="2.575" calcext:value-type="float">
            <text:p>2.575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014560219778561" calcext:value-type="float">
            <text:p>0.015</text:p>
          </table:table-cell>
        </table:table-row>
        <table:table-row table:style-name="ro2">
          <table:table-cell office:value-type="float" office:value="2.625" calcext:value-type="float">
            <text:p>2.625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203960780543712" calcext:value-type="float">
            <text:p>0.020</text:p>
          </table:table-cell>
        </table:table-row>
        <table:table-row table:style-name="ro2">
          <table:table-cell office:value-type="float" office:value="2.675" calcext:value-type="float">
            <text:p>2.675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29732137494637" calcext:value-type="float">
            <text:p>0.030</text:p>
          </table:table-cell>
        </table:table-row>
        <table:table-row table:style-name="ro2">
          <table:table-cell office:value-type="float" office:value="2.725" calcext:value-type="float">
            <text:p>2.725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041182520563948" calcext:value-type="float">
            <text:p>0.041</text:p>
          </table:table-cell>
        </table:table-row>
        <table:table-row table:style-name="ro2">
          <table:table-cell office:value-type="float" office:value="2.775" calcext:value-type="float">
            <text:p>2.775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0493963561409138" calcext:value-type="float">
            <text:p>0.049</text:p>
          </table:table-cell>
        </table:table-row>
        <table:table-row table:style-name="ro2">
          <table:table-cell office:value-type="float" office:value="2.825" calcext:value-type="float">
            <text:p>2.825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.106976632962531" calcext:value-type="float">
            <text:p>0.107</text:p>
          </table:table-cell>
        </table:table-row>
        <table:table-row table:style-name="ro2">
          <table:table-cell office:value-type="float" office:value="2.875" calcext:value-type="float">
            <text:p>2.875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.172011627513956" calcext:value-type="float">
            <text:p>0.172</text:p>
          </table:table-cell>
        </table:table-row>
        <table:table-row table:style-name="ro2">
          <table:table-cell office:value-type="float" office:value="2.925" calcext:value-type="float">
            <text:p>2.925</text:p>
          </table:table-cell>
          <table:table-cell office:value-type="float" office:value="0.33" calcext:value-type="float">
            <text:p>0.330</text:p>
          </table:table-cell>
          <table:table-cell table:number-columns-repeated="2" office:value-type="float" office:value="0.239741527483246" calcext:value-type="float">
            <text:p>0.240</text:p>
          </table:table-cell>
        </table:table-row>
        <table:table-row table:style-name="ro2">
          <table:table-cell office:value-type="float" office:value="2.975" calcext:value-type="float">
            <text:p>2.975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.179888854574151" calcext:value-type="float">
            <text:p>0.180</text:p>
          </table:table-cell>
        </table:table-row>
        <table:table-row table:style-name="ro2">
          <table:table-cell office:value-type="float" office:value="3.025" calcext:value-type="float">
            <text:p>3.025</text:p>
          </table:table-cell>
          <table:table-cell office:value-type="float" office:value="0.33" calcext:value-type="float">
            <text:p>0.330</text:p>
          </table:table-cell>
          <table:table-cell table:number-columns-repeated="2" office:value-type="float" office:value="0.167451485511476" calcext:value-type="float">
            <text:p>0.167</text:p>
          </table:table-cell>
        </table:table-row>
        <table:table-row table:style-name="ro2">
          <table:table-cell office:value-type="float" office:value="3.075" calcext:value-type="float">
            <text:p>3.075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22574321695236" calcext:value-type="float">
            <text:p>0.226</text:p>
          </table:table-cell>
        </table:table-row>
        <table:table-row table:style-name="ro2">
          <table:table-cell office:value-type="float" office:value="3.125" calcext:value-type="float">
            <text:p>3.125</text:p>
          </table:table-cell>
          <table:table-cell office:value-type="float" office:value="0.574" calcext:value-type="float">
            <text:p>0.574</text:p>
          </table:table-cell>
          <table:table-cell table:number-columns-repeated="2" office:value-type="float" office:value="0.32003124847427" calcext:value-type="float">
            <text:p>0.320</text:p>
          </table:table-cell>
        </table:table-row>
      </table:table>
      <table:table table:name="Lis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4:04:25.150589877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09:24:36</meta:creation-date>
    <meta:generator>LibreOffice/5.2.3.2.0$Linux_X86_64 LibreOffice_project/20$Build-2</meta:generator>
    <dc:date>2016-11-08T14:06:06.129538924</dc:date>
    <meta:editing-duration>PT1H23M20S</meta:editing-duration>
    <meta:editing-cycles>6</meta:editing-cycles>
    <dc:creator>Erik Bartoš</dc:creator>
    <meta:document-statistic meta:table-count="3" meta:cell-count="1000" meta:object-count="0"/>
  </office:meta>
</office:document-meta>
</file>